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svg:font-family="Arial"/>
    <style:font-face style:name="Mangal1" svg:font-family="Mangal"/>
    <style:font-face style:name="OpenSymbol" svg:font-family="OpenSymbol"/>
    <style:font-face style:name="StarSymbol1" svg:font-family="StarSymbol"/>
    <style:font-face style:name="Times New Roman3" svg:font-family="'Times New Roman'" style:font-adornments="Обычный" style:font-family-generic="roman"/>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2" svg:font-family="'Times New Roman'" style:font-family-generic="roman" style:font-pitch="variable"/>
    <style:font-face style:name="Times New Roman1"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 style:family="table">
      <style:table-properties style:width="17cm" table:align="margins" fo:keep-with-next="always"/>
    </style:style>
    <style:style style:name="Table.A" style:family="table-column">
      <style:table-column-properties style:column-width="5.636cm" style:rel-column-width="21724*"/>
    </style:style>
    <style:style style:name="Table.B" style:family="table-column">
      <style:table-column-properties style:column-width="11.365cm" style:rel-column-width="43811*"/>
    </style:style>
    <style:style style:name="Table.A1" style:family="table-cell">
      <style:table-cell-properties fo:padding="0.097cm" fo:border-left="0.002cm solid #000000" fo:border-right="none" fo:border-top="0.002cm solid #000000" fo:border-bottom="0.002cm solid #000000"/>
    </style:style>
    <style:style style:name="Table.B1" style:family="table-cell">
      <style:table-cell-properties fo:padding="0.097cm" fo:border="0.002cm solid #000000"/>
    </style:style>
    <style:style style:name="Table.A2" style:family="table-cell">
      <style:table-cell-properties fo:padding="0.097cm" fo:border-left="0.002cm solid #000000" fo:border-right="none" fo:border-top="none" fo:border-bottom="0.002cm solid #000000"/>
    </style:style>
    <style:style style:name="Table.B2" style:family="table-cell">
      <style:table-cell-properties fo:padding="0.097cm" fo:border-left="0.002cm solid #000000" fo:border-right="0.002cm solid #000000" fo:border-top="none" fo:border-bottom="0.002cm solid #000000"/>
    </style:style>
    <style:style style:name="Table.B3" style:family="table-cell" style:data-style-name="N0">
      <style:table-cell-properties fo:padding="0.097cm" fo:border-left="0.002cm solid #000000" fo:border-right="0.002cm solid #000000" fo:border-top="none" fo:border-bottom="0.002cm solid #000000"/>
    </style:style>
    <style:style style:name="Table.B4"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Таблица2" style:family="table">
      <style:table-properties style:width="17cm" fo:break-before="auto" fo:break-after="auto" table:align="margins" fo:keep-with-next="auto" style:may-break-between-rows="true"/>
    </style:style>
    <style:style style:name="Таблица2.A" style:family="table-column">
      <style:table-column-properties style:column-width="6.211cm" style:rel-column-width="23941*"/>
    </style:style>
    <style:style style:name="Таблица2.B" style:family="table-column">
      <style:table-column-properties style:column-width="7.205cm" style:rel-column-width="27776*"/>
    </style:style>
    <style:style style:name="Таблица2.C" style:family="table-column">
      <style:table-column-properties style:column-width="3.584cm" style:rel-column-width="13818*"/>
    </style:style>
    <style:style style:name="Таблица2.1" style:family="table-row">
      <style:table-row-properties style:keep-together="false" fo:keep-together="always"/>
    </style:style>
    <style:style style:name="Таблица2.A1" style:family="table-cell">
      <style:table-cell-properties fo:padding="0.097cm" fo:border-left="0.002cm solid #000000" fo:border-right="none" fo:border-top="0.002cm solid #000000" fo:border-bottom="0.002cm solid #000000"/>
    </style:style>
    <style:style style:name="Таблица2.C1" style:family="table-cell">
      <style:table-cell-properties fo:padding="0.097cm" fo:border="0.002cm solid #000000"/>
    </style:style>
    <style:style style:name="Таблица2.2" style:family="table-row">
      <style:table-row-properties style:min-row-height="2.992cm" style:keep-together="false" fo:keep-together="always"/>
    </style:style>
    <style:style style:name="Таблица2.A2" style:family="table-cell">
      <style:table-cell-properties fo:padding="0.097cm" fo:border-left="0.002cm solid #000000" fo:border-right="none" fo:border-top="none" fo:border-bottom="0.002cm solid #000000"/>
    </style:style>
    <style:style style:name="Таблица2.C2" style:family="table-cell">
      <style:table-cell-properties fo:padding="0.097cm" fo:border-left="0.002cm solid #000000" fo:border-right="0.002cm solid #000000" fo:border-top="none" fo:border-bottom="0.002cm solid #000000"/>
    </style:style>
    <style:style style:name="Таблица1" style:family="table">
      <style:table-properties style:width="17cm" table:align="margins" fo:keep-with-next="always"/>
    </style:style>
    <style:style style:name="Таблица1.A" style:family="table-column">
      <style:table-column-properties style:column-width="2.574cm" style:rel-column-width="9920*"/>
    </style:style>
    <style:style style:name="Таблица1.B" style:family="table-column">
      <style:table-column-properties style:column-width="2.385cm" style:rel-column-width="9193*"/>
    </style:style>
    <style:style style:name="Таблица1.C" style:family="table-column">
      <style:table-column-properties style:column-width="3.385cm" style:rel-column-width="13048*"/>
    </style:style>
    <style:style style:name="Таблица1.D" style:family="table-column">
      <style:table-column-properties style:column-width="8.657cm" style:rel-column-width="33374*"/>
    </style:style>
    <style:style style:name="Таблица1.A1" style:family="table-cell">
      <style:table-cell-properties fo:padding="0.097cm" fo:border-left="0.002cm solid #000000" fo:border-right="none" fo:border-top="0.002cm solid #000000" fo:border-bottom="0.002cm solid #000000"/>
    </style:style>
    <style:style style:name="Таблица1.D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D2" style:family="table-cell">
      <style:table-cell-properties fo:padding="0.097cm" fo:border-left="0.002cm solid #000000" fo:border-right="0.002cm solid #000000" fo:border-top="none" fo:border-bottom="0.002cm solid #000000"/>
    </style:style>
    <style:style style:name="Таблица3" style:family="table">
      <style:table-properties style:width="17cm" fo:break-before="auto" fo:break-after="auto" table:align="margins" fo:keep-with-next="auto"/>
    </style:style>
    <style:style style:name="Таблица3.A" style:family="table-column">
      <style:table-column-properties style:column-width="6.137cm" style:rel-column-width="23655*"/>
    </style:style>
    <style:style style:name="Таблица3.B" style:family="table-column">
      <style:table-column-properties style:column-width="7.205cm" style:rel-column-width="27776*"/>
    </style:style>
    <style:style style:name="Таблица3.C" style:family="table-column">
      <style:table-column-properties style:column-width="3.658cm" style:rel-column-width="14104*"/>
    </style:style>
    <style:style style:name="Таблица3.1" style:family="table-row">
      <style:table-row-properties style:keep-together="false" fo:keep-together="always"/>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master-page-name="">
      <style:paragraph-properties fo:keep-together="auto" style:page-number="auto" fo:keep-with-next="auto"/>
    </style:style>
    <style:style style:name="P3" style:family="paragraph" style:parent-style-name="Text_20_body">
      <style:text-properties style:font-name="Courier New1" fo:language="en" fo:country="US" fo:font-weight="normal" style:font-weight-asian="normal" style:font-weight-complex="normal"/>
    </style:style>
    <style:style style:name="P4" style:family="paragraph" style:parent-style-name="Text_20_body" style:list-style-name="L1"/>
    <style:style style:name="P5" style:family="paragraph" style:parent-style-name="Text_20_body">
      <style:paragraph-properties fo:margin-top="0cm" fo:margin-bottom="0cm" fo:line-height="150%" fo:keep-together="always" fo:keep-with-next="always"/>
      <style:text-properties fo:font-size="8pt" fo:font-weight="bold" style:font-size-asian="8pt" style:font-weight-asian="bold" style:font-size-complex="8pt" style:font-weight-complex="bold"/>
    </style:style>
    <style:style style:name="P6" style:family="paragraph" style:parent-style-name="Text_20_body">
      <style:paragraph-properties fo:margin-top="0cm" fo:margin-bottom="0cm" fo:keep-together="always" fo:keep-with-next="always"/>
      <style:text-properties fo:font-size="8pt" fo:font-weight="bold" style:font-size-asian="8pt" style:font-weight-asian="bold" style:font-size-complex="8pt" style:font-weight-complex="bold"/>
    </style:style>
    <style:style style:name="P7" style:family="paragraph" style:parent-style-name="Text_20_body">
      <style:paragraph-properties fo:margin-top="0cm" fo:margin-bottom="0cm" fo:keep-together="always" fo:keep-with-next="always"/>
      <style:text-properties fo:font-size="8pt" style:font-size-asian="8pt" style:font-size-complex="8pt"/>
    </style:style>
    <style:style style:name="P8" style:family="paragraph" style:parent-style-name="Table_20_Contents">
      <style:paragraph-properties fo:keep-together="always" fo:keep-with-next="always"/>
      <style:text-properties fo:font-size="8pt" style:font-size-asian="8pt" style:font-size-complex="8pt"/>
    </style:style>
    <style:style style:name="P9" style:family="paragraph" style:parent-style-name="Table_20__28_user_29_">
      <style:text-properties fo:font-weight="bold" style:font-weight-asian="bold" style:font-weight-complex="bold"/>
    </style:style>
    <style:style style:name="P10" style:family="paragraph" style:parent-style-name="Text_20_body">
      <style:paragraph-properties fo:margin-top="0cm" fo:margin-bottom="0cm" fo:line-height="150%"/>
      <style:text-properties fo:font-size="8pt" fo:font-weight="bold" style:font-size-asian="8pt" style:font-weight-asian="bold" style:font-size-complex="8pt" style:font-weight-complex="bold"/>
    </style:style>
    <style:style style:name="P11" style:family="paragraph" style:parent-style-name="Text_20_body">
      <style:paragraph-properties fo:margin-top="0cm" fo:margin-bottom="0cm"/>
      <style:text-properties fo:font-size="8pt" fo:font-weight="bold" style:font-size-asian="8pt" style:font-weight-asian="bold" style:font-size-complex="8pt" style:font-weight-complex="bold"/>
    </style:style>
    <style:style style:name="P12" style:family="paragraph" style:parent-style-name="Командная_20_строка" style:list-style-name="L2"/>
    <style:style style:name="P13" style:family="paragraph" style:parent-style-name="Командная_20_строка" style:list-style-name="L3"/>
    <style:style style:name="P14" style:family="paragraph" style:parent-style-name="Командная_20_строка" style:list-style-name="L4"/>
    <style:style style:name="P15" style:family="paragraph" style:parent-style-name="Text_20_body" style:list-style-name="L4"/>
    <style:style style:name="P16" style:family="paragraph" style:parent-style-name="Командная_20_строка" style:list-style-name="L5"/>
    <style:style style:name="P17" style:family="paragraph" style:parent-style-name="Text_20_body" style:list-style-name="L5"/>
    <style:style style:name="P18" style:family="paragraph" style:parent-style-name="Text_20_body">
      <style:text-properties fo:language="en" fo:country="US"/>
    </style:style>
    <style:style style:name="P19" style:family="paragraph" style:parent-style-name="Text_20_body">
      <style:paragraph-properties fo:text-align="center" style:justify-single-word="false"/>
      <style:text-properties fo:language="en" fo:country="US"/>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font-size="8pt" style:font-size-asian="8pt" style:font-size-complex="8pt"/>
    </style:style>
    <style:style style:name="P22" style:family="paragraph" style:parent-style-name="Text_20_body">
      <style:text-properties fo:font-size="8pt" fo:font-style="normal" fo:font-weight="bold" style:font-size-asian="8pt" style:font-style-asian="normal" style:font-weight-asian="bold" style:font-size-complex="8pt" style:font-style-complex="normal" style:font-weight-complex="bold"/>
    </style:style>
    <style:style style:name="P23" style:family="paragraph" style:parent-style-name="Text_20_body">
      <style:paragraph-properties fo:margin-top="0cm" fo:margin-bottom="0cm" fo:line-height="150%" fo:keep-together="always" fo:keep-with-next="always"/>
      <style:text-properties fo:font-size="8pt" fo:font-weight="bold" style:font-size-asian="8pt" style:font-weight-asian="bold" style:font-size-complex="8pt" style:font-weight-complex="bold"/>
    </style:style>
    <style:style style:name="P24" style:family="paragraph" style:parent-style-name="Text_20_body">
      <style:paragraph-properties fo:margin-top="0cm" fo:margin-bottom="0cm" fo:keep-together="always" fo:keep-with-next="always"/>
      <style:text-properties fo:font-size="8pt" fo:font-weight="bold" style:font-size-asian="8pt" style:font-weight-asian="bold" style:font-size-complex="8pt" style:font-weight-complex="bold"/>
    </style:style>
    <style:style style:name="P25" style:family="paragraph" style:parent-style-name="Text_20_body">
      <style:paragraph-properties fo:margin-top="0cm" fo:margin-bottom="0cm" fo:keep-together="always" fo:keep-with-next="always"/>
      <style:text-properties fo:font-size="8pt" style:font-size-asian="8pt" style:font-size-complex="8pt"/>
    </style:style>
    <style:style style:name="P26" style:family="paragraph" style:parent-style-name="Text_20_body">
      <style:paragraph-properties fo:margin-top="0cm" fo:margin-bottom="0cm" fo:line-height="150%" fo:keep-together="always" fo:keep-with-next="always"/>
      <style:text-properties fo:font-size="8pt" style:font-size-asian="8pt" style:font-size-complex="8pt"/>
    </style:style>
    <style:style style:name="P27" style:family="paragraph" style:parent-style-name="Table_20_Contents">
      <style:paragraph-properties fo:margin-top="0cm" fo:margin-bottom="0cm" fo:keep-together="always" fo:keep-with-next="always"/>
      <style:text-properties fo:font-size="8pt" style:font-size-asian="8pt" style:font-size-complex="8pt"/>
    </style:style>
    <style:style style:name="P28" style:family="paragraph" style:parent-style-name="Table_20_Contents">
      <style:paragraph-properties fo:margin-top="0cm" fo:margin-bottom="0cm" fo:keep-together="always" fo:keep-with-next="always"/>
      <style:text-properties fo:font-size="8pt" fo:font-weight="normal" style:font-size-asian="8pt" style:font-weight-asian="normal" style:font-size-complex="8pt" style:font-weight-complex="normal"/>
    </style:style>
    <style:style style:name="P29" style:family="paragraph" style:parent-style-name="Text_20_body">
      <style:paragraph-properties fo:margin-top="0cm" fo:margin-bottom="0cm"/>
      <style:text-properties fo:font-size="8pt" fo:font-weight="bold" style:font-size-asian="8pt" style:font-weight-asian="bold" style:font-size-complex="8pt" style:font-weight-complex="bold"/>
    </style:style>
    <style:style style:name="P30" style:family="paragraph" style:parent-style-name="Text_20_body">
      <style:paragraph-properties fo:margin-top="0cm" fo:margin-bottom="0cm" fo:line-height="150%"/>
      <style:text-properties fo:font-size="8pt" fo:font-weight="bold" style:font-size-asian="8pt" style:font-weight-asian="bold" style:font-size-complex="8pt" style:font-weight-complex="bold"/>
    </style:style>
    <style:style style:name="P31" style:family="paragraph" style:parent-style-name="Text_20_body">
      <style:paragraph-properties fo:margin-top="0cm" fo:margin-bottom="0cm"/>
      <style:text-properties fo:font-size="8pt" style:font-size-asian="8pt" style:font-size-complex="8pt"/>
    </style:style>
    <style:style style:name="P32" style:family="paragraph" style:parent-style-name="Text_20_body">
      <style:paragraph-properties fo:margin-top="0cm" fo:margin-bottom="0cm" fo:line-height="150%"/>
      <style:text-properties fo:font-size="8pt" style:font-size-asian="8pt" style:font-size-complex="8pt"/>
    </style:style>
    <style:style style:name="P33" style:family="paragraph" style:parent-style-name="Table_20_Contents">
      <style:paragraph-properties fo:margin-top="0cm" fo:margin-bottom="0cm"/>
      <style:text-properties fo:font-size="8pt" style:font-size-asian="8pt" style:font-size-complex="8pt"/>
    </style:style>
    <style:style style:name="P34" style:family="paragraph" style:parent-style-name="Table_20_Contents">
      <style:paragraph-properties fo:keep-together="always" fo:keep-with-next="always"/>
      <style:text-properties fo:font-size="8pt" style:font-size-asian="8pt" style:font-size-complex="8pt"/>
    </style:style>
    <style:style style:name="P35" style:family="paragraph" style:parent-style-name="Table_20_Contents">
      <style:paragraph-properties fo:keep-together="always" fo:keep-with-next="always"/>
      <style:text-properties fo:font-size="8pt" fo:font-weight="normal" style:font-size-asian="8pt" style:font-weight-asian="normal" style:font-size-complex="8pt" style:font-weight-complex="normal"/>
    </style:style>
    <style:style style:name="P36" style:family="paragraph" style:parent-style-name="Text_20_body">
      <style:paragraph-properties fo:keep-together="always" fo:keep-with-next="always"/>
      <style:text-properties fo:font-size="8pt" style:font-size-asian="8pt" style:font-size-complex="8pt"/>
    </style:style>
    <style:style style:name="P37" style:family="paragraph" style:parent-style-name="Table_20_Contents">
      <style:text-properties fo:font-size="8pt" style:font-size-asian="8pt" style:font-size-complex="8pt"/>
    </style:style>
    <style:style style:name="P38" style:family="paragraph" style:parent-style-name="Table_20_Contents">
      <style:text-properties fo:font-size="8pt" fo:font-weight="normal" style:font-size-asian="8pt" style:font-weight-asian="normal" style:font-size-complex="8pt" style:font-weight-complex="normal"/>
    </style:style>
    <style:style style:name="P39" style:family="paragraph" style:parent-style-name="Table_20_Contents">
      <style:text-properties fo:font-size="8pt" fo:language="en" fo:country="US" style:font-size-asian="8pt" style:font-size-complex="8pt"/>
    </style:style>
    <style:style style:name="P40" style:family="paragraph" style:parent-style-name="Table_20_Heading">
      <style:text-properties fo:font-size="8pt" fo:font-weight="bold" style:font-size-asian="8pt" style:font-weight-asian="bold" style:font-size-complex="8pt" style:font-weight-complex="bold"/>
    </style:style>
    <style:style style:name="P41" style:family="paragraph" style:parent-style-name="Text_20_body">
      <style:paragraph-properties fo:margin-left="0cm" fo:margin-right="0cm" fo:text-align="center" style:justify-single-word="false" fo:text-indent="0cm" style:auto-text-indent="false">
        <style:tab-stops/>
      </style:paragraph-properties>
      <style:text-properties fo:language="en" fo:country="US"/>
    </style:style>
    <style:style style:name="P42" style:family="paragraph" style:parent-style-name="Text_20_body" style:list-style-name="L1"/>
    <style:style style:name="P43" style:family="paragraph" style:parent-style-name="Text_20_body">
      <style:text-properties fo:language="en" fo:country="US"/>
    </style:style>
    <style:style style:name="P44" style:family="paragraph" style:parent-style-name="Text_20_body" style:list-style-name="L6">
      <style:text-properties fo:language="en" fo:country="US"/>
    </style:style>
    <style:style style:name="P45" style:family="paragraph" style:parent-style-name="Text_20_body" style:list-style-name="L4"/>
    <style:style style:name="P46" style:family="paragraph" style:parent-style-name="Text_20_body">
      <style:text-properties style:font-name="Courier New1" fo:language="en" fo:country="US" fo:font-weight="normal" style:font-weight-asian="normal" style:font-weight-complex="normal"/>
    </style:style>
    <style:style style:name="P47" style:family="paragraph" style:parent-style-name="Text_20_body" style:list-style-name="L5"/>
    <style:style style:name="P48" style:family="paragraph" style:parent-style-name="Text_20_body" style:master-page-name="">
      <style:paragraph-properties fo:keep-together="auto" style:page-number="auto" fo:keep-with-next="auto"/>
    </style:style>
    <style:style style:name="P49" style:family="paragraph" style:parent-style-name="Text_20_body" style:list-style-name="L1" style:master-page-name="">
      <style:paragraph-properties fo:keep-together="always" style:page-number="auto" fo:keep-with-next="always"/>
    </style:style>
    <style:style style:name="P50" style:family="paragraph" style:parent-style-name="Text_20_body">
      <style:paragraph-properties fo:margin-top="0cm" fo:margin-bottom="0cm" fo:keep-together="always" fo:keep-with-next="always"/>
      <style:text-properties fo:font-size="8pt" fo:font-weight="bold" style:font-size-asian="8pt" style:font-weight-asian="bold" style:font-size-complex="8pt" style:font-weight-complex="bold"/>
    </style:style>
    <style:style style:name="P51" style:family="paragraph" style:parent-style-name="Text_20_body">
      <style:paragraph-properties fo:margin-top="0cm" fo:margin-bottom="0cm" fo:line-height="150%" fo:keep-together="always" fo:keep-with-next="always"/>
      <style:text-properties fo:font-size="8pt" fo:font-weight="bold" style:font-size-asian="8pt" style:font-weight-asian="bold" style:font-size-complex="8pt" style:font-weight-complex="bold"/>
    </style:style>
    <style:style style:name="P52" style:family="paragraph" style:parent-style-name="Text_20_body">
      <style:paragraph-properties fo:margin-top="0cm" fo:margin-bottom="0cm" fo:keep-together="always" fo:keep-with-next="always"/>
      <style:text-properties fo:font-size="8pt" style:font-size-asian="8pt" style:font-size-complex="8pt"/>
    </style:style>
    <style:style style:name="P53" style:family="paragraph" style:parent-style-name="Text_20_body">
      <style:paragraph-properties fo:margin-top="0cm" fo:margin-bottom="0cm"/>
      <style:text-properties fo:font-size="8pt" fo:font-weight="bold" style:font-size-asian="8pt" style:font-weight-asian="bold" style:font-size-complex="8pt" style:font-weight-complex="bold"/>
    </style:style>
    <style:style style:name="P54" style:family="paragraph" style:parent-style-name="Text_20_body">
      <style:paragraph-properties fo:margin-top="0cm" fo:margin-bottom="0cm" fo:line-height="150%"/>
      <style:text-properties fo:font-size="8pt" fo:font-weight="bold" style:font-size-asian="8pt" style:font-weight-asian="bold" style:font-size-complex="8pt" style:font-weight-complex="bold"/>
    </style:style>
    <style:style style:name="P55" style:family="paragraph" style:parent-style-name="Text_20_body" style:master-page-name="">
      <style:paragraph-properties fo:keep-together="auto" style:page-number="auto" fo:keep-with-next="auto"/>
    </style:style>
    <style:style style:name="P56" style:family="paragraph" style:parent-style-name="Table_20_Contents">
      <style:text-properties fo:font-size="8pt" style:font-size-asian="8pt" style:font-size-complex="8pt"/>
    </style:style>
    <style:style style:name="P57" style:family="paragraph" style:parent-style-name="Table_20_Contents">
      <style:paragraph-properties fo:keep-together="always" fo:keep-with-next="always"/>
      <style:text-properties fo:font-size="8pt" style:font-size-asian="8pt" style:font-size-complex="8pt"/>
    </style:style>
    <style:style style:name="P58" style:family="paragraph" style:parent-style-name="Командная_20_строка" style:list-style-name="L2"/>
    <style:style style:name="P59" style:family="paragraph" style:parent-style-name="Командная_20_строка" style:list-style-name="L10">
      <style:text-properties style:font-name="Courier New1" fo:font-weight="normal" style:font-weight-asian="normal" style:font-weight-complex="normal"/>
    </style:style>
    <style:style style:name="P60" style:family="paragraph" style:parent-style-name="Командная_20_строка" style:list-style-name="L3"/>
    <style:style style:name="P61" style:family="paragraph" style:parent-style-name="Командная_20_строка" style:list-style-name="L4"/>
    <style:style style:name="P62" style:family="paragraph" style:parent-style-name="Командная_20_строка" style:list-style-name="L5"/>
    <style:style style:name="P63" style:family="paragraph" style:parent-style-name="Командная_20_строка" style:list-style-name="L7"/>
    <style:style style:name="P64" style:family="paragraph" style:parent-style-name="Командная_20_строка" style:list-style-name="L8"/>
    <style:style style:name="P65" style:family="paragraph" style:parent-style-name="Командная_20_строка" style:list-style-name="L9"/>
    <style:style style:name="P66" style:family="paragraph" style:parent-style-name="Table_20__28_user_29_">
      <style:text-properties fo:font-weight="bold" style:font-weight-asian="bold" style:font-weight-complex="bold"/>
    </style:style>
    <style:style style:name="P67" style:family="paragraph" style:parent-style-name="Heading_20_2">
      <style:text-properties fo:language="en" fo:country="US"/>
    </style:style>
    <style:style style:name="P68" style:family="paragraph" style:parent-style-name="Heading_20_2">
      <style:text-properties fo:font-weight="bold" style:font-weight-asian="bold" style:font-weight-complex="bold"/>
    </style:style>
    <style:style style:name="P69" style:family="paragraph" style:parent-style-name="Heading_20_1">
      <style:paragraph-properties fo:margin-left="0cm" fo:margin-right="0cm" fo:text-align="center" style:justify-single-word="false" fo:text-indent="0cm" style:auto-text-indent="false">
        <style:tab-stops/>
      </style:paragraph-properties>
    </style:style>
    <style:style style:name="T1" style:family="text">
      <style:text-properties style:font-name="Times New Roman2" fo:font-weight="normal" style:font-weight-asian="normal" style:font-weight-complex="normal"/>
    </style:style>
    <style:style style:name="T2" style:family="text">
      <style:text-properties style:font-name="Times New Roman2"/>
    </style:style>
    <style:style style:name="T3" style:family="text">
      <style:text-properties style:font-name="Times New Roman2" fo:font-style="italic" fo:font-weight="normal" style:font-style-asian="italic" style:font-weight-asian="normal" style:font-style-complex="italic" style:font-weight-complex="normal"/>
    </style:style>
    <style:style style:name="T4" style:family="text">
      <style:text-properties style:font-name="Times New Roman2"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Times New Roman3" style:font-name-asian="Times New Roman3" style:font-name-complex="Times New Roman3"/>
    </style:style>
    <style:style style:name="T10" style:family="text">
      <style:text-properties style:font-name="Times New Roman" fo:font-size="12pt"/>
    </style:style>
    <style:style style:name="T11" style:family="text">
      <style:text-properties fo:language="en" fo:country="US"/>
    </style:style>
    <style:style style:name="T12" style:family="text">
      <style:text-properties fo:font-weight="bold" style:font-weight-asian="bold" style:font-weight-complex="bold"/>
    </style:style>
    <style:style style:name="T13" style:family="text">
      <style:text-properties style:font-name="Courier New1" fo:font-weight="normal" style:font-weight-asian="normal" style:font-weight-complex="normal"/>
    </style:style>
    <style:style style:name="T14" style:family="text">
      <style:text-properties style:font-name="Courier New1" fo:font-style="italic" fo:font-weight="normal" style:font-style-asian="italic" style:font-weight-asian="normal" style:font-style-complex="italic" style:font-weight-complex="normal"/>
    </style:style>
    <style:style style:name="T15" style:family="text">
      <style:text-properties style:font-name="Courier New1" fo:language="en" fo:country="US" fo:font-style="italic" fo:font-weight="normal" style:font-style-asian="italic" style:font-weight-asian="normal" style:font-style-complex="italic" style:font-weight-complex="normal"/>
    </style:style>
    <style:style style:name="T16" style:family="text">
      <style:text-properties style:font-name="Times New Roman2"/>
    </style:style>
    <style:style style:name="T17" style:family="text">
      <style:text-properties style:font-name="Times New Roman2" fo:font-weight="normal" style:font-weight-asian="normal" style:font-weight-complex="normal"/>
    </style:style>
    <style:style style:name="T18" style:family="text">
      <style:text-properties style:font-name="Times New Roman2" fo:font-style="italic" fo:font-weight="normal" style:font-style-asian="italic" style:font-weight-asian="normal" style:font-style-complex="italic" style:font-weight-complex="normal"/>
    </style:style>
    <style:style style:name="T19" style:family="text">
      <style:text-properties style:font-name="Times New Roman2" fo:font-weight="bold" style:font-weight-asian="bold" style:font-weight-complex="bold"/>
    </style:style>
    <style:style style:name="T20" style:family="text">
      <style:text-properties fo:language="en" fo:country="US"/>
    </style:style>
    <style:style style:name="T21" style:family="text">
      <style:text-properties fo:language="en" fo:country="US" fo:font-weight="bold" style:font-weight-asian="bold" style:font-weight-complex="bold"/>
    </style:style>
    <style:style style:name="T22" style:family="text">
      <style:text-properties fo:language="en" fo:country="US" fo:font-weight="normal" style:font-weight-asian="normal" style:font-weight-complex="normal"/>
    </style:style>
    <style:style style:name="T23" style:family="text">
      <style:text-properties fo:language="en" fo:country="US"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weight="normal" style:font-weight-asian="normal" style:font-weight-complex="normal"/>
    </style:style>
    <style:style style:name="T28" style:family="text">
      <style:text-properties style:font-name="Times New Roman3" style:font-name-asian="Times New Roman3" style:font-name-complex="Times New Roman3"/>
    </style:style>
    <style:style style:name="T29" style:family="text">
      <style:text-properties style:font-name="Times New Roman3" fo:language="en" fo:country="US" style:font-name-asian="Times New Roman3" style:font-name-complex="Times New Roman3"/>
    </style:style>
    <style:style style:name="T30" style:family="text">
      <style:text-properties style:font-name="Times New Roman" fo:font-size="12pt"/>
    </style:style>
    <style:style style:name="T31" style:family="text">
      <style:text-properties style:font-name="Times New Roman" fo:font-size="12pt" fo:language="en" fo:country="US"/>
    </style:style>
    <style:style style:name="T32" style:family="text">
      <style:text-properties fo:font-weight="bold" style:font-weight-asian="bold" style:font-weight-complex="bold"/>
    </style:style>
    <style:style style:name="T33" style:family="text">
      <style:text-properties style:font-name="Courier New1" fo:font-weight="normal" style:font-weight-asian="normal" style:font-weight-complex="normal"/>
    </style:style>
    <style:style style:name="T34" style:family="text">
      <style:text-properties style:font-name="Courier New1" fo:font-style="italic" fo:font-weight="normal" style:font-style-asian="italic" style:font-weight-asian="normal" style:font-style-complex="italic" style:font-weight-complex="normal"/>
    </style:style>
    <style:style style:name="T35" style:family="text">
      <style:text-properties style:font-name="Courier New1" fo:language="en" fo:country="US" fo:font-style="italic" fo:font-weight="normal" style:font-style-asian="italic" style:font-weight-asian="normal" style:font-style-complex="italic" style:font-weight-complex="normal"/>
    </style:style>
    <style:style style:name="T36" style:family="text">
      <style:text-properties fo:font-variant="normal" fo:text-transform="none" fo:color="#000000" style:font-name="Times New Roman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7" style:family="text">
      <style:text-properties fo:font-size="8pt" style:font-size-asian="8pt" style:font-size-complex="8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230987032" text:id="ct230987032">
          <text:insertion>
            <office:change-info>
              <dc:creator>Constantin Kaplinsky</dc:creator>
              <dc:date>2012-08-16T17:32:00</dc:date>
            </office:change-info>
          </text:insertion>
        </text:changed-region>
        <text:changed-region xml:id="ct234595112" text:id="ct234595112">
          <text:deletion>
            <office:change-info>
              <dc:creator>неизвестно</dc:creator>
              <dc:date>2012-08-17T15:05:00</dc:date>
            </office:change-info>
            <text:p text:style-name="P1"/>
            <text:p text:style-name="P1"/>
          </text:deletion>
        </text:changed-region>
        <text:changed-region xml:id="ct234594408" text:id="ct234594408">
          <text:deletion>
            <office:change-info>
              <dc:creator>неизвестно</dc:creator>
              <dc:date>2012-08-17T14:45:00</dc:date>
            </office:change-info>
            <text:p text:style-name="Table_20__28_user_29_"/>
            <text:p text:style-name="Table_20__28_user_29_">Table <text:sequence text:ref-name="refTable8" text:name="Table" text:formula="ooow:Table+1" style:num-format="1">1</text:sequence>: Installation options</text:p>
          </text:deletion>
        </text:changed-region>
        <text:changed-region xml:id="ct234595408" text:id="ct234595408">
          <text:insertion>
            <office:change-info>
              <dc:creator>Constantin Kaplinsky</dc:creator>
              <dc:date>2012-08-16T15:34:00</dc:date>
            </office:change-info>
          </text:insertion>
        </text:changed-region>
        <text:changed-region xml:id="ct234595608" text:id="ct234595608">
          <text:insertion>
            <office:change-info>
              <dc:creator>Constantin Kaplinsky</dc:creator>
              <dc:date>2012-08-16T17:23:00</dc:date>
            </office:change-info>
          </text:insertion>
        </text:changed-region>
        <text:changed-region xml:id="ct234595808" text:id="ct234595808">
          <text:deletion>
            <office:change-info>
              <dc:creator>Constantin Kaplinsky</dc:creator>
              <dc:date>2012-08-16T17:23:00</dc:date>
            </office:change-info>
            <text:p text:style-name="P1">the settings of </text:p>
          </text:deletion>
        </text:changed-region>
        <text:changed-region xml:id="ct234596008" text:id="ct234596008">
          <text:deletion>
            <office:change-info>
              <dc:creator>Constantin Kaplinsky</dc:creator>
              <dc:date>2012-08-16T17:23:00</dc:date>
            </office:change-info>
            <text:p text:style-name="P1">future </text:p>
          </text:deletion>
        </text:changed-region>
        <text:changed-region xml:id="ct104295416" text:id="ct104295416">
          <text:deletion>
            <office:change-info>
              <dc:creator>Constantin Kaplinsky</dc:creator>
              <dc:date>2012-08-16T17:23:00</dc:date>
            </office:change-info>
            <text:p text:style-name="P1">s</text:p>
          </text:deletion>
        </text:changed-region>
        <text:changed-region xml:id="ct282451688" text:id="ct282451688">
          <text:insertion>
            <office:change-info>
              <dc:creator>Constantin Kaplinsky</dc:creator>
              <dc:date>2012-08-16T17:23:00</dc:date>
            </office:change-info>
          </text:insertion>
        </text:changed-region>
        <text:changed-region xml:id="ct272242232" text:id="ct272242232">
          <text:insertion>
            <office:change-info>
              <dc:creator>Constantin Kaplinsky</dc:creator>
              <dc:date>2012-08-16T17:24:00</dc:date>
            </office:change-info>
          </text:insertion>
        </text:changed-region>
        <text:changed-region xml:id="ct272242336" text:id="ct272242336">
          <text:insertion>
            <office:change-info>
              <dc:creator>Constantin Kaplinsky</dc:creator>
              <dc:date>2012-08-16T17:25:00</dc:date>
            </office:change-info>
          </text:insertion>
        </text:changed-region>
        <text:changed-region xml:id="ct234526224" text:id="ct234526224">
          <text:insertion>
            <office:change-info>
              <dc:creator>Constantin Kaplinsky</dc:creator>
              <dc:date>2012-08-16T17:27:00</dc:date>
            </office:change-info>
          </text:insertion>
        </text:changed-region>
        <text:changed-region xml:id="ct234526328" text:id="ct234526328">
          <text:insertion>
            <office:change-info>
              <dc:creator>Constantin Kaplinsky</dc:creator>
              <dc:date>2012-08-16T17:27:00</dc:date>
            </office:change-info>
          </text:insertion>
        </text:changed-region>
        <text:changed-region xml:id="ct236218152" text:id="ct236218152">
          <text:insertion>
            <office:change-info>
              <dc:creator>Constantin Kaplinsky</dc:creator>
              <dc:date>2012-08-17T10:43:00</dc:date>
            </office:change-info>
          </text:insertion>
        </text:changed-region>
        <text:changed-region xml:id="ct282100664" text:id="ct282100664">
          <text:insertion>
            <office:change-info>
              <dc:creator>Constantin Kaplinsky</dc:creator>
              <dc:date>2012-08-17T11:08:00</dc:date>
            </office:change-info>
          </text:insertion>
        </text:changed-region>
        <text:changed-region xml:id="ct271898160" text:id="ct271898160">
          <text:insertion>
            <office:change-info>
              <dc:creator>неизвестно</dc:creator>
              <dc:date>2012-08-17T15:11:00</dc:date>
            </office:change-info>
          </text:insertion>
        </text:changed-region>
        <text:changed-region xml:id="ct282100768" text:id="ct282100768">
          <text:insertion>
            <office:change-info>
              <dc:creator>Constantin Kaplinsky</dc:creator>
              <dc:date>2012-08-17T11:08:00</dc:date>
            </office:change-info>
          </text:insertion>
        </text:changed-region>
        <text:changed-region xml:id="ct271898264" text:id="ct271898264">
          <text:insertion>
            <office:change-info>
              <dc:creator>неизвестно</dc:creator>
              <dc:date>2012-08-17T15:11:00</dc:date>
            </office:change-info>
          </text:insertion>
        </text:changed-region>
        <text:changed-region xml:id="ct271151120" text:id="ct271151120">
          <text:insertion>
            <office:change-info>
              <dc:creator>Constantin Kaplinsky</dc:creator>
              <dc:date>2012-08-17T11:08:00</dc:date>
            </office:change-info>
          </text:insertion>
        </text:changed-region>
        <text:changed-region xml:id="ct271151320" text:id="ct271151320">
          <text:deletion>
            <office:change-info>
              <dc:creator>неизвестно</dc:creator>
              <dc:date>2012-08-17T15:11:00</dc:date>
            </office:change-info>
            <text:p text:style-name="Text_20_body"><text:span text:style-name="T1"><text:s/>installation</text:span></text:p>
          </text:deletion>
        </text:changed-region>
        <text:changed-region xml:id="ct272258424" text:id="ct272258424">
          <text:insertion>
            <office:change-info>
              <dc:creator>Constantin Kaplinsky</dc:creator>
              <dc:date>2012-08-17T11:08:00</dc:date>
            </office:change-info>
          </text:insertion>
        </text:changed-region>
        <text:changed-region xml:id="ct272993672" text:id="ct272993672">
          <text:deletion>
            <office:change-info>
              <dc:creator>Constantin Kaplinsky</dc:creator>
              <dc:date>2012-08-17T11:32:00</dc:date>
            </office:change-info>
            <text:p text:style-name="P2">Here is a table of</text:p>
          </text:deletion>
        </text:changed-region>
        <text:changed-region xml:id="ct272993472" text:id="ct272993472">
          <text:deletion>
            <office:change-info>
              <dc:creator>Constantin Kaplinsky</dc:creator>
              <dc:date>2012-08-17T11:08:00</dc:date>
            </office:change-info>
            <text:p text:style-name="P2">The second expression<text:span text:style-name="T2"> "</text:span><text:span text:style-name="T1">VALUE_OF_</text:span><text:span text:style-name="T3">option</text:span><text:span text:style-name="T4">=</text:span><text:span text:style-name="T3">value"</text:span><text:span text:style-name="T2"> modifies the </text:span>corresponding server setting.</text:p>
            <text:p text:style-name="P1"/>
          </text:deletion>
        </text:changed-region>
        <text:changed-region xml:id="ct281917704" text:id="ct281917704">
          <text:deletion>
            <office:change-info>
              <dc:creator>Constantin Kaplinsky</dc:creator>
              <dc:date>2012-08-17T11:03:00</dc:date>
            </office:change-info>
            <text:p text:style-name="P1">To set a server configuration option you should use the following syntax:</text:p>
            <text:p text:style-name="P3">SET_<text:span text:style-name="T5">option</text:span>=1 VALUE_OF_<text:span text:style-name="T5">option</text:span><text:span text:style-name="T6">=</text:span><text:span text:style-name="T5">value</text:span></text:p>
            <text:p text:style-name="Text_20_body">The first expression that begins with <text:span text:style-name="T7">SET_</text:span> prefix lets you modify, keep existing value or reset the <text:span text:style-name="T8">option</text:span>. The list of available server settings is presented in the table at the end of this section.</text:p>
            <text:p text:style-name="Text_20_body"><text:span text:style-name="T1">SET_</text:span><text:span text:style-name="T3">option</text:span><text:span text:style-name="T2"> c</text:span>an have following values:</text:p>
            <text:list xml:id="list37398201" text:style-name="L1">
              <text:list-item>
                <text:p text:style-name="P4">1 – modify <text:span text:style-name="T5">option</text:span> value;</text:p>
              </text:list-item>
              <text:list-item>
                <text:p text:style-name="P4">0 – do not change <text:span text:style-name="T5">option</text:span> value in Windows Registry during installation;</text:p>
              </text:list-item>
              <text:list-item>
                <text:p text:style-name="P4"><text:span text:style-name="T9">−</text:span>1 – remove <text:span text:style-name="T5">option</text:span> from Windows Registry during<text:span text:style-name="T10"> installation.</text:span></text:p>
              </text:list-item>
            </text:list>
            <text:p text:style-name="Text_20_body"/>
          </text:deletion>
        </text:changed-region>
        <text:changed-region xml:id="ct272246616" text:id="ct272246616">
          <text:deletion>
            <office:change-info>
              <dc:creator>Constantin Kaplinsky</dc:creator>
              <dc:date>2012-08-17T11:31:00</dc:date>
            </office:change-info>
            <text:p text:style-name="Text_20_body"/>
            <text:p text:style-name="Text_20_body"><text:span text:style-name="T11"/></text:p>
          </text:deletion>
        </text:changed-region>
        <text:changed-region xml:id="ct272246416" text:id="ct272246416">
          <text:deletion>
            <office:change-info>
              <dc:creator>Constantin Kaplinsky</dc:creator>
              <dc:date>2012-08-16T17:27:00</dc:date>
            </office:change-info>
            <text:p text:style-name="Text_20_body"><text:span text:style-name="T11"><text:s/></text:span></text:p>
          </text:deletion>
        </text:changed-region>
        <text:changed-region xml:id="ct272246216" text:id="ct272246216">
          <text:deletion>
            <office:change-info>
              <dc:creator>Constantin Kaplinsky</dc:creator>
              <dc:date>2012-08-17T11:31:00</dc:date>
            </office:change-info>
            <text:p text:style-name="Text_20_body"><text:span text:style-name="T11">Settings will work regardless of what installation mode you choose.</text:span></text:p>
          </text:deletion>
        </text:changed-region>
        <text:changed-region xml:id="ct272258624" text:id="ct272258624">
          <text:deletion>
            <office:change-info>
              <dc:creator>Constantin Kaplinsky</dc:creator>
              <dc:date>2012-08-17T10:43:00</dc:date>
            </office:change-info>
            <text:p text:style-name="Text_20_body"><text:span text:style-name="T11"><text:s/></text:span></text:p>
          </text:deletion>
        </text:changed-region>
        <text:changed-region xml:id="ct272129704" text:id="ct272129704">
          <text:insertion>
            <office:change-info>
              <dc:creator>Constantin Kaplinsky</dc:creator>
              <dc:date>2012-08-17T11:37:00</dc:date>
            </office:change-info>
          </text:insertion>
        </text:changed-region>
        <text:changed-region xml:id="ct272318672" text:id="ct272318672">
          <text:insertion>
            <office:change-info>
              <dc:creator>Constantin Kaplinsky</dc:creator>
              <dc:date>2012-08-17T11:32:00</dc:date>
            </office:change-info>
          </text:insertion>
        </text:changed-region>
        <text:changed-region xml:id="ct272159928" text:id="ct272159928">
          <text:insertion>
            <office:change-info>
              <dc:creator>Constantin Kaplinsky</dc:creator>
              <dc:date>2012-08-17T11:31:00</dc:date>
            </office:change-info>
          </text:insertion>
        </text:changed-region>
        <text:changed-region xml:id="ct281611680" text:id="ct281611680">
          <text:deletion>
            <office:change-info>
              <dc:creator>Constantin Kaplinsky</dc:creator>
              <dc:date>2012-08-17T11:33:00</dc:date>
            </office:change-info>
            <text:p text:style-name="Text_20_body"><text:s/>in an interactive mode:</text:p>
          </text:deletion>
        </text:changed-region>
        <text:changed-region xml:id="ct281611480" text:id="ct281611480">
          <text:deletion>
            <office:change-info>
              <dc:creator>Constantin Kaplinsky</dc:creator>
              <dc:date>2012-08-17T11:37:00</dc:date>
            </office:change-info>
            <text:p text:style-name="Text_20_body">onfiguration window</text:p>
          </text:deletion>
        </text:changed-region>
        <text:changed-region xml:id="ct281611280" text:id="ct281611280">
          <text:deletion>
            <office:change-info>
              <dc:creator>Constantin Kaplinsky</dc:creator>
              <dc:date>2012-08-17T11:33:00</dc:date>
            </office:change-info>
            <text:p text:style-name="Text_20_body">c</text:p>
          </text:deletion>
        </text:changed-region>
        <text:changed-region xml:id="ct281384656" text:id="ct281384656">
          <text:deletion>
            <office:change-info>
              <dc:creator>Constantin Kaplinsky</dc:creator>
              <dc:date>2012-08-17T11:37:00</dc:date>
            </office:change-info>
            <text:p text:style-name="Text_20_body"><text:s/></text:p>
          </text:deletion>
        </text:changed-region>
        <text:changed-region xml:id="ct281917504" text:id="ct281917504">
          <text:deletion>
            <office:change-info>
              <dc:creator>Constantin Kaplinsky</dc:creator>
              <dc:date>2012-08-17T11:35:00</dc:date>
            </office:change-info>
            <text:p text:style-name="Text_20_body">n server</text:p>
          </text:deletion>
        </text:changed-region>
        <text:changed-region xml:id="ct281918104" text:id="ct281918104">
          <text:deletion>
            <office:change-info>
              <dc:creator>Constantin Kaplinsky</dc:creator>
              <dc:date>2012-08-17T11:33:00</dc:date>
            </office:change-info>
            <text:p text:style-name="Text_20_body">o</text:p>
          </text:deletion>
        </text:changed-region>
        <text:changed-region xml:id="ct281384456" text:id="ct281384456">
          <text:deletion>
            <office:change-info>
              <dc:creator>Constantin Kaplinsky</dc:creator>
              <dc:date>2012-08-17T11:35:00</dc:date>
            </office:change-info>
            <text:p text:style-name="Text_20_body">set after installation </text:p>
          </text:deletion>
        </text:changed-region>
        <text:changed-region xml:id="ct281383856" text:id="ct281383856">
          <text:deletion>
            <office:change-info>
              <dc:creator>Constantin Kaplinsky</dc:creator>
              <dc:date>2012-08-17T11:33:00</dc:date>
            </office:change-info>
            <text:p text:style-name="Text_20_body">which also can be </text:p>
          </text:deletion>
        </text:changed-region>
        <text:changed-region xml:id="ct281611880" text:id="ct281611880">
          <text:insertion>
            <office:change-info>
              <dc:creator>Constantin Kaplinsky</dc:creator>
              <dc:date>2012-08-17T11:37:00</dc:date>
            </office:change-info>
          </text:insertion>
        </text:changed-region>
        <text:changed-region xml:id="ct281612080" text:id="ct281612080">
          <text:deletion>
            <office:change-info>
              <dc:creator>Constantin Kaplinsky</dc:creator>
              <dc:date>2012-08-17T10:50:00</dc:date>
            </office:change-info>
            <text:p text:style-name="P5">Option</text:p>
          </text:deletion>
        </text:changed-region>
        <text:changed-region xml:id="ct281612480" text:id="ct281612480">
          <text:insertion>
            <office:change-info>
              <dc:creator>Constantin Kaplinsky</dc:creator>
              <dc:date>2012-08-17T10:51:00</dc:date>
            </office:change-info>
          </text:insertion>
        </text:changed-region>
        <text:changed-region xml:id="ct281612680" text:id="ct281612680">
          <text:insertion>
            <office:change-info>
              <dc:creator>Constantin Kaplinsky</dc:creator>
              <dc:date>2012-08-17T11:34:00</dc:date>
            </office:change-info>
          </text:insertion>
        </text:changed-region>
        <text:changed-region xml:id="ct281612880" text:id="ct281612880">
          <text:insertion>
            <office:change-info>
              <dc:creator>Constantin Kaplinsky</dc:creator>
              <dc:date>2012-08-17T10:50:00</dc:date>
            </office:change-info>
          </text:insertion>
        </text:changed-region>
        <text:changed-region xml:id="ct281613080" text:id="ct281613080">
          <text:insertion>
            <office:change-info>
              <dc:creator>Constantin Kaplinsky</dc:creator>
              <dc:date>2012-08-17T10:51:00</dc:date>
            </office:change-info>
          </text:insertion>
        </text:changed-region>
        <text:changed-region xml:id="ct281612280" text:id="ct281612280">
          <text:deletion>
            <office:change-info>
              <dc:creator>Constantin Kaplinsky</dc:creator>
              <dc:date>2012-08-17T11:34:00</dc:date>
            </office:change-info>
            <text:p text:style-name="P5">n</text:p>
          </text:deletion>
        </text:changed-region>
        <text:changed-region xml:id="ct281613280" text:id="ct281613280">
          <text:insertion>
            <office:change-info>
              <dc:creator>Constantin Kaplinsky</dc:creator>
              <dc:date>2012-08-17T11:34:00</dc:date>
            </office:change-info>
          </text:insertion>
        </text:changed-region>
        <text:changed-region xml:id="ct281613480" text:id="ct281613480">
          <text:insertion>
            <office:change-info>
              <dc:creator>Constantin Kaplinsky</dc:creator>
              <dc:date>2012-08-17T10:51:00</dc:date>
            </office:change-info>
          </text:insertion>
        </text:changed-region>
        <text:changed-region xml:id="ct272146112" text:id="ct272146112">
          <text:deletion>
            <office:change-info>
              <dc:creator>Constantin Kaplinsky</dc:creator>
              <dc:date>2012-08-17T10:51:00</dc:date>
            </office:change-info>
            <text:p text:style-name="P6">v</text:p>
          </text:deletion>
        </text:changed-region>
        <text:changed-region xml:id="ct272050664" text:id="ct272050664">
          <text:insertion>
            <office:change-info>
              <dc:creator>Constantin Kaplinsky</dc:creator>
              <dc:date>2012-08-17T10:51:00</dc:date>
            </office:change-info>
          </text:insertion>
        </text:changed-region>
        <text:changed-region xml:id="ct271983440" text:id="ct271983440">
          <text:insertion>
            <office:change-info>
              <dc:creator>Constantin Kaplinsky</dc:creator>
              <dc:date>2012-08-17T10:50:00</dc:date>
            </office:change-info>
          </text:insertion>
        </text:changed-region>
        <text:changed-region xml:id="ct281384056" text:id="ct281384056">
          <text:insertion>
            <office:change-info>
              <dc:creator>Constantin Kaplinsky</dc:creator>
              <dc:date>2012-08-17T10:51:00</dc:date>
            </office:change-info>
          </text:insertion>
        </text:changed-region>
        <text:changed-region xml:id="ct281384256" text:id="ct281384256">
          <text:deletion>
            <office:change-info>
              <dc:creator>Constantin Kaplinsky</dc:creator>
              <dc:date>2012-08-17T11:34:00</dc:date>
            </office:change-info>
            <text:p text:style-name="P7"><text:span text:style-name="T12">Panel</text:span></text:p>
          </text:deletion>
        </text:changed-region>
        <text:changed-region xml:id="ct272389440" text:id="ct272389440">
          <text:insertion>
            <office:change-info>
              <dc:creator>Constantin Kaplinsky</dc:creator>
              <dc:date>2012-08-17T11:34:00</dc:date>
            </office:change-info>
          </text:insertion>
        </text:changed-region>
        <text:changed-region xml:id="ct272186576" text:id="ct272186576">
          <text:deletion>
            <office:change-info>
              <dc:creator>Constantin Kaplinsky</dc:creator>
              <dc:date>2012-08-17T11:37:00</dc:date>
            </office:change-info>
            <text:p text:style-name="P7"><text:span text:style-name="T12"><text:s/></text:span></text:p>
          </text:deletion>
        </text:changed-region>
        <text:changed-region xml:id="ct281383656" text:id="ct281383656">
          <text:insertion>
            <office:change-info>
              <dc:creator>Constantin Kaplinsky</dc:creator>
              <dc:date>2012-08-17T10:51:00</dc:date>
            </office:change-info>
          </text:insertion>
        </text:changed-region>
        <text:changed-region xml:id="ct272121520" text:id="ct272121520">
          <text:insertion>
            <office:change-info>
              <dc:creator>Constantin Kaplinsky</dc:creator>
              <dc:date>2012-08-17T10:51:00</dc:date>
            </office:change-info>
          </text:insertion>
        </text:changed-region>
        <text:changed-region xml:id="ct272117872" text:id="ct272117872">
          <text:insertion>
            <office:change-info>
              <dc:creator>неизвестно</dc:creator>
              <dc:date>2012-08-17T14:37:00</dc:date>
            </office:change-info>
          </text:insertion>
        </text:changed-region>
        <text:changed-region xml:id="ct236217808" text:id="ct236217808">
          <text:insertion>
            <office:change-info>
              <dc:creator>неизвестно</dc:creator>
              <dc:date>2012-08-17T14:37:00</dc:date>
            </office:change-info>
          </text:insertion>
        </text:changed-region>
        <text:changed-region xml:id="ct106157384" text:id="ct106157384">
          <text:insertion>
            <office:change-info>
              <dc:creator>неизвестно</dc:creator>
              <dc:date>2012-08-17T14:38:00</dc:date>
            </office:change-info>
          </text:insertion>
        </text:changed-region>
        <text:changed-region xml:id="ct106157584" text:id="ct106157584">
          <text:insertion>
            <office:change-info>
              <dc:creator>неизвестно</dc:creator>
              <dc:date>2012-08-17T14:38:00</dc:date>
            </office:change-info>
          </text:insertion>
        </text:changed-region>
        <text:changed-region xml:id="ct272321160" text:id="ct272321160">
          <text:insertion>
            <office:change-info>
              <dc:creator>неизвестно</dc:creator>
              <dc:date>2012-08-17T14:38:00</dc:date>
            </office:change-info>
          </text:insertion>
        </text:changed-region>
        <text:changed-region xml:id="ct272235488" text:id="ct272235488">
          <text:insertion>
            <office:change-info>
              <dc:creator>неизвестно</dc:creator>
              <dc:date>2012-08-17T14:38:00</dc:date>
            </office:change-info>
          </text:insertion>
        </text:changed-region>
        <text:changed-region xml:id="ct272235688" text:id="ct272235688">
          <text:insertion>
            <office:change-info>
              <dc:creator>неизвестно</dc:creator>
              <dc:date>2012-08-17T14:38:00</dc:date>
            </office:change-info>
          </text:insertion>
        </text:changed-region>
        <text:changed-region xml:id="ct272205224" text:id="ct272205224">
          <text:insertion>
            <office:change-info>
              <dc:creator>неизвестно</dc:creator>
              <dc:date>2012-08-17T14:38:00</dc:date>
            </office:change-info>
          </text:insertion>
        </text:changed-region>
        <text:changed-region xml:id="ct272096992" text:id="ct272096992">
          <text:insertion>
            <office:change-info>
              <dc:creator>неизвестно</dc:creator>
              <dc:date>2012-08-17T14:38:00</dc:date>
            </office:change-info>
          </text:insertion>
        </text:changed-region>
        <text:changed-region xml:id="ct281917104" text:id="ct281917104">
          <text:insertion>
            <office:change-info>
              <dc:creator>неизвестно</dc:creator>
              <dc:date>2012-08-17T14:38:00</dc:date>
            </office:change-info>
          </text:insertion>
        </text:changed-region>
        <text:changed-region xml:id="ct281614280" text:id="ct281614280">
          <text:insertion>
            <office:change-info>
              <dc:creator>неизвестно</dc:creator>
              <dc:date>2012-08-17T14:38:00</dc:date>
            </office:change-info>
          </text:insertion>
        </text:changed-region>
        <text:changed-region xml:id="ct281614384" text:id="ct281614384">
          <text:insertion>
            <office:change-info>
              <dc:creator>неизвестно</dc:creator>
              <dc:date>2012-08-17T14:38:00</dc:date>
            </office:change-info>
          </text:insertion>
        </text:changed-region>
        <text:changed-region xml:id="ct272648440" text:id="ct272648440">
          <text:insertion>
            <office:change-info>
              <dc:creator>неизвестно</dc:creator>
              <dc:date>2012-08-17T14:41:00</dc:date>
            </office:change-info>
          </text:insertion>
        </text:changed-region>
        <text:changed-region xml:id="ct272648640" text:id="ct272648640">
          <text:insertion>
            <office:change-info>
              <dc:creator>неизвестно</dc:creator>
              <dc:date>2012-08-17T14:41:00</dc:date>
            </office:change-info>
          </text:insertion>
        </text:changed-region>
        <text:changed-region xml:id="ct272648840" text:id="ct272648840">
          <text:insertion>
            <office:change-info>
              <dc:creator>неизвестно</dc:creator>
              <dc:date>2012-08-17T14:41:00</dc:date>
            </office:change-info>
          </text:insertion>
        </text:changed-region>
        <text:changed-region xml:id="ct272649040" text:id="ct272649040">
          <text:insertion>
            <office:change-info>
              <dc:creator>неизвестно</dc:creator>
              <dc:date>2012-08-17T14:41:00</dc:date>
            </office:change-info>
          </text:insertion>
        </text:changed-region>
        <text:changed-region xml:id="ct272649240" text:id="ct272649240">
          <text:insertion>
            <office:change-info>
              <dc:creator>неизвестно</dc:creator>
              <dc:date>2012-08-17T14:41:00</dc:date>
            </office:change-info>
          </text:insertion>
        </text:changed-region>
        <text:changed-region xml:id="ct272649440" text:id="ct272649440">
          <text:insertion>
            <office:change-info>
              <dc:creator>неизвестно</dc:creator>
              <dc:date>2012-08-17T14:41:00</dc:date>
            </office:change-info>
          </text:insertion>
        </text:changed-region>
        <text:changed-region xml:id="ct272649640" text:id="ct272649640">
          <text:insertion>
            <office:change-info>
              <dc:creator>неизвестно</dc:creator>
              <dc:date>2012-08-17T14:41:00</dc:date>
            </office:change-info>
          </text:insertion>
        </text:changed-region>
        <text:changed-region xml:id="ct273252336" text:id="ct273252336">
          <text:insertion>
            <office:change-info>
              <dc:creator>неизвестно</dc:creator>
              <dc:date>2012-08-17T14:41:00</dc:date>
            </office:change-info>
          </text:insertion>
        </text:changed-region>
        <text:changed-region xml:id="ct273252536" text:id="ct273252536">
          <text:insertion>
            <office:change-info>
              <dc:creator>неизвестно</dc:creator>
              <dc:date>2012-08-17T14:44:00</dc:date>
            </office:change-info>
          </text:insertion>
        </text:changed-region>
        <text:changed-region xml:id="ct273252736" text:id="ct273252736">
          <text:insertion>
            <office:change-info>
              <dc:creator>неизвестно</dc:creator>
              <dc:date>2012-08-17T14:44:00</dc:date>
            </office:change-info>
          </text:insertion>
        </text:changed-region>
        <text:changed-region xml:id="ct272652240" text:id="ct272652240">
          <text:insertion>
            <office:change-info>
              <dc:creator>&lt;анонимный&gt;</dc:creator>
              <dc:date>2012-10-10T15:31:00</dc:date>
            </office:change-info>
          </text:insertion>
        </text:changed-region>
        <text:changed-region xml:id="ct272205424" text:id="ct272205424">
          <text:insertion>
            <office:change-info>
              <dc:creator>&lt;анонимный&gt;</dc:creator>
              <dc:date>2012-10-18T15:54:00</dc:date>
            </office:change-info>
          </text:insertion>
        </text:changed-region>
        <text:changed-region xml:id="ct272116848" text:id="ct272116848">
          <text:insertion>
            <office:change-info>
              <dc:creator>&lt;анонимный&gt;</dc:creator>
              <dc:date>2012-10-10T15:32:00</dc:date>
            </office:change-info>
          </text:insertion>
        </text:changed-region>
        <text:changed-region xml:id="ct282522496" text:id="ct282522496">
          <text:insertion>
            <office:change-info>
              <dc:creator>&lt;анонимный&gt;</dc:creator>
              <dc:date>2012-10-19T17:26:00</dc:date>
            </office:change-info>
          </text:insertion>
        </text:changed-region>
        <text:changed-region xml:id="ct272097192" text:id="ct272097192">
          <text:insertion>
            <office:change-info>
              <dc:creator>неизвестно</dc:creator>
              <dc:date>2012-08-17T14:44:00</dc:date>
            </office:change-info>
          </text:insertion>
        </text:changed-region>
        <text:changed-region xml:id="ct232079456" text:id="ct232079456">
          <text:insertion>
            <office:change-info>
              <dc:creator>&lt;анонимный&gt;</dc:creator>
              <dc:date>2012-10-18T15:54:00</dc:date>
            </office:change-info>
          </text:insertion>
        </text:changed-region>
        <text:changed-region xml:id="ct273253032" text:id="ct273253032">
          <text:insertion>
            <office:change-info>
              <dc:creator>неизвестно</dc:creator>
              <dc:date>2012-08-17T14:44:00</dc:date>
            </office:change-info>
          </text:insertion>
        </text:changed-region>
        <text:changed-region xml:id="ct232079656" text:id="ct232079656">
          <text:insertion>
            <office:change-info>
              <dc:creator>неизвестно</dc:creator>
              <dc:date>2012-08-17T14:44:00</dc:date>
            </office:change-info>
          </text:insertion>
        </text:changed-region>
        <text:changed-region xml:id="ct232079856" text:id="ct232079856">
          <text:insertion>
            <office:change-info>
              <dc:creator>неизвестно</dc:creator>
              <dc:date>2012-08-17T14:44:00</dc:date>
            </office:change-info>
          </text:insertion>
        </text:changed-region>
        <text:changed-region xml:id="ct272150840" text:id="ct272150840">
          <text:insertion>
            <office:change-info>
              <dc:creator>неизвестно</dc:creator>
              <dc:date>2012-08-17T14:44:00</dc:date>
            </office:change-info>
          </text:insertion>
        </text:changed-region>
        <text:changed-region xml:id="ct273253232" text:id="ct273253232">
          <text:insertion>
            <office:change-info>
              <dc:creator>неизвестно</dc:creator>
              <dc:date>2012-08-17T14:44:00</dc:date>
            </office:change-info>
          </text:insertion>
        </text:changed-region>
        <text:changed-region xml:id="ct273253432" text:id="ct273253432">
          <text:insertion>
            <office:change-info>
              <dc:creator>неизвестно</dc:creator>
              <dc:date>2012-08-17T14:44:00</dc:date>
            </office:change-info>
          </text:insertion>
        </text:changed-region>
        <text:changed-region xml:id="ct273253632" text:id="ct273253632">
          <text:insertion>
            <office:change-info>
              <dc:creator>неизвестно</dc:creator>
              <dc:date>2012-08-17T14:44:00</dc:date>
            </office:change-info>
          </text:insertion>
        </text:changed-region>
        <text:changed-region xml:id="ct272116648" text:id="ct272116648">
          <text:insertion>
            <office:change-info>
              <dc:creator>неизвестно</dc:creator>
              <dc:date>2012-08-17T14:44:00</dc:date>
            </office:change-info>
          </text:insertion>
        </text:changed-region>
        <text:changed-region xml:id="ct272649840" text:id="ct272649840">
          <text:insertion>
            <office:change-info>
              <dc:creator>неизвестно</dc:creator>
              <dc:date>2012-08-17T14:44:00</dc:date>
            </office:change-info>
          </text:insertion>
        </text:changed-region>
        <text:changed-region xml:id="ct272650040" text:id="ct272650040">
          <text:insertion>
            <office:change-info>
              <dc:creator>неизвестно</dc:creator>
              <dc:date>2012-08-17T14:44:00</dc:date>
            </office:change-info>
          </text:insertion>
        </text:changed-region>
        <text:changed-region xml:id="ct272650240" text:id="ct272650240">
          <text:insertion>
            <office:change-info>
              <dc:creator>неизвестно</dc:creator>
              <dc:date>2012-08-17T14:44:00</dc:date>
            </office:change-info>
          </text:insertion>
        </text:changed-region>
        <text:changed-region xml:id="ct272650440" text:id="ct272650440">
          <text:insertion>
            <office:change-info>
              <dc:creator>неизвестно</dc:creator>
              <dc:date>2012-08-17T14:44:00</dc:date>
            </office:change-info>
          </text:insertion>
        </text:changed-region>
        <text:changed-region xml:id="ct272650640" text:id="ct272650640">
          <text:insertion>
            <office:change-info>
              <dc:creator>неизвестно</dc:creator>
              <dc:date>2012-08-17T14:44:00</dc:date>
            </office:change-info>
          </text:insertion>
        </text:changed-region>
        <text:changed-region xml:id="ct272650840" text:id="ct272650840">
          <text:insertion>
            <office:change-info>
              <dc:creator>неизвестно</dc:creator>
              <dc:date>2012-08-17T14:44:00</dc:date>
            </office:change-info>
          </text:insertion>
        </text:changed-region>
        <text:changed-region xml:id="ct272651040" text:id="ct272651040">
          <text:insertion>
            <office:change-info>
              <dc:creator>неизвестно</dc:creator>
              <dc:date>2012-08-17T14:44:00</dc:date>
            </office:change-info>
          </text:insertion>
        </text:changed-region>
        <text:changed-region xml:id="ct272651240" text:id="ct272651240">
          <text:insertion>
            <office:change-info>
              <dc:creator>неизвестно</dc:creator>
              <dc:date>2012-08-17T14:44:00</dc:date>
            </office:change-info>
          </text:insertion>
        </text:changed-region>
        <text:changed-region xml:id="ct272651440" text:id="ct272651440">
          <text:insertion>
            <office:change-info>
              <dc:creator>неизвестно</dc:creator>
              <dc:date>2012-08-17T14:44:00</dc:date>
            </office:change-info>
          </text:insertion>
        </text:changed-region>
        <text:changed-region xml:id="ct272651640" text:id="ct272651640">
          <text:insertion>
            <office:change-info>
              <dc:creator>неизвестно</dc:creator>
              <dc:date>2012-08-17T14:44:00</dc:date>
            </office:change-info>
          </text:insertion>
        </text:changed-region>
        <text:changed-region xml:id="ct272651840" text:id="ct272651840">
          <text:insertion>
            <office:change-info>
              <dc:creator>неизвестно</dc:creator>
              <dc:date>2012-08-17T14:44:00</dc:date>
            </office:change-info>
          </text:insertion>
        </text:changed-region>
        <text:changed-region xml:id="ct272652040" text:id="ct272652040">
          <text:insertion>
            <office:change-info>
              <dc:creator>неизвестно</dc:creator>
              <dc:date>2012-08-17T14:44:00</dc:date>
            </office:change-info>
          </text:insertion>
        </text:changed-region>
        <text:changed-region xml:id="ct272652344" text:id="ct272652344">
          <text:insertion>
            <office:change-info>
              <dc:creator>неизвестно</dc:creator>
              <dc:date>2012-08-17T14:44:00</dc:date>
            </office:change-info>
          </text:insertion>
        </text:changed-region>
        <text:changed-region xml:id="ct282130368" text:id="ct282130368">
          <text:insertion>
            <office:change-info>
              <dc:creator>неизвестно</dc:creator>
              <dc:date>2012-08-17T14:44:00</dc:date>
            </office:change-info>
          </text:insertion>
        </text:changed-region>
        <text:changed-region xml:id="ct282130472" text:id="ct282130472">
          <text:insertion>
            <office:change-info>
              <dc:creator>&lt;анонимный&gt;</dc:creator>
              <dc:date>2012-10-09T14:49:00</dc:date>
            </office:change-info>
          </text:insertion>
        </text:changed-region>
        <text:changed-region xml:id="ct272266480" text:id="ct272266480">
          <text:deletion>
            <office:change-info>
              <dc:creator>&lt;анонимный&gt;</dc:creator>
              <dc:date>2012-10-09T14:49:00</dc:date>
            </office:change-info>
            <text:p text:style-name="P8">accept connection on timeout</text:p>
          </text:deletion>
        </text:changed-region>
        <text:changed-region xml:id="ct272266648" text:id="ct272266648">
          <text:insertion>
            <office:change-info>
              <dc:creator>неизвестно</dc:creator>
              <dc:date>2012-08-17T14:44:00</dc:date>
            </office:change-info>
          </text:insertion>
        </text:changed-region>
        <text:changed-region xml:id="ct272266816" text:id="ct272266816">
          <text:deletion>
            <office:change-info>
              <dc:creator>&lt;анонимный&gt;</dc:creator>
              <dc:date>2012-10-09T14:49:00</dc:date>
            </office:change-info>
            <text:p text:style-name="P8">reject connection on timeout</text:p>
          </text:deletion>
        </text:changed-region>
        <text:changed-region xml:id="ct282132720" text:id="ct282132720">
          <text:insertion>
            <office:change-info>
              <dc:creator>&lt;анонимный&gt;</dc:creator>
              <dc:date>2012-10-09T14:49:00</dc:date>
            </office:change-info>
          </text:insertion>
        </text:changed-region>
        <text:changed-region xml:id="ct282132984" text:id="ct282132984">
          <text:insertion>
            <office:change-info>
              <dc:creator>неизвестно</dc:creator>
              <dc:date>2012-08-17T14:44:00</dc:date>
            </office:change-info>
          </text:insertion>
        </text:changed-region>
        <text:changed-region xml:id="ct282133248" text:id="ct282133248">
          <text:deletion>
            <office:change-info>
              <dc:creator>&lt;анонимный&gt;</dc:creator>
              <dc:date>2012-10-09T14:47:00</dc:date>
            </office:change-info>
            <text:p text:style-name="P8">0</text:p>
          </text:deletion>
        </text:changed-region>
        <text:changed-region xml:id="ct282133448" text:id="ct282133448">
          <text:insertion>
            <office:change-info>
              <dc:creator>&lt;анонимный&gt;</dc:creator>
              <dc:date>2012-10-09T14:48:00</dc:date>
            </office:change-info>
          </text:insertion>
        </text:changed-region>
        <text:changed-region xml:id="ct282133712" text:id="ct282133712">
          <text:insertion>
            <office:change-info>
              <dc:creator>неизвестно</dc:creator>
              <dc:date>2012-08-17T14:44:00</dc:date>
            </office:change-info>
          </text:insertion>
        </text:changed-region>
        <text:changed-region xml:id="ct282133976" text:id="ct282133976">
          <text:insertion>
            <office:change-info>
              <dc:creator>неизвестно</dc:creator>
              <dc:date>2012-08-17T14:44:00</dc:date>
            </office:change-info>
          </text:insertion>
        </text:changed-region>
        <text:changed-region xml:id="ct282134288" text:id="ct282134288">
          <text:insertion>
            <office:change-info>
              <dc:creator>неизвестно</dc:creator>
              <dc:date>2012-08-17T14:44:00</dc:date>
            </office:change-info>
          </text:insertion>
        </text:changed-region>
        <text:changed-region xml:id="ct282134512" text:id="ct282134512">
          <text:insertion>
            <office:change-info>
              <dc:creator>неизвестно</dc:creator>
              <dc:date>2012-08-17T14:44:00</dc:date>
            </office:change-info>
          </text:insertion>
        </text:changed-region>
        <text:changed-region xml:id="ct282134800" text:id="ct282134800">
          <text:insertion>
            <office:change-info>
              <dc:creator>неизвестно</dc:creator>
              <dc:date>2012-08-17T14:44:00</dc:date>
            </office:change-info>
          </text:insertion>
        </text:changed-region>
        <text:changed-region xml:id="ct283963240" text:id="ct283963240">
          <text:insertion>
            <office:change-info>
              <dc:creator>неизвестно</dc:creator>
              <dc:date>2012-08-17T14:44:00</dc:date>
            </office:change-info>
          </text:insertion>
        </text:changed-region>
        <text:changed-region xml:id="ct285559400" text:id="ct285559400">
          <text:insertion>
            <office:change-info>
              <dc:creator>неизвестно</dc:creator>
              <dc:date>2012-08-17T14:44:00</dc:date>
            </office:change-info>
          </text:insertion>
        </text:changed-region>
        <text:changed-region xml:id="ct285910424" text:id="ct285910424">
          <text:insertion>
            <office:change-info>
              <dc:creator>неизвестно</dc:creator>
              <dc:date>2012-08-17T14:44:00</dc:date>
            </office:change-info>
          </text:insertion>
        </text:changed-region>
        <text:changed-region xml:id="ct285678944" text:id="ct285678944">
          <text:insertion>
            <office:change-info>
              <dc:creator>неизвестно</dc:creator>
              <dc:date>2012-08-17T14:44:00</dc:date>
            </office:change-info>
          </text:insertion>
        </text:changed-region>
        <text:changed-region xml:id="ct284599880" text:id="ct284599880">
          <text:insertion>
            <office:change-info>
              <dc:creator>неизвестно</dc:creator>
              <dc:date>2012-08-17T14:44:00</dc:date>
            </office:change-info>
          </text:insertion>
        </text:changed-region>
        <text:changed-region xml:id="ct285964216" text:id="ct285964216">
          <text:insertion>
            <office:change-info>
              <dc:creator>неизвестно</dc:creator>
              <dc:date>2012-08-17T14:44:00</dc:date>
            </office:change-info>
          </text:insertion>
        </text:changed-region>
        <text:changed-region xml:id="ct283991704" text:id="ct283991704">
          <text:insertion>
            <office:change-info>
              <dc:creator>неизвестно</dc:creator>
              <dc:date>2012-08-17T14:44:00</dc:date>
            </office:change-info>
          </text:insertion>
        </text:changed-region>
        <text:changed-region xml:id="ct286029072" text:id="ct286029072">
          <text:insertion>
            <office:change-info>
              <dc:creator>неизвестно</dc:creator>
              <dc:date>2012-08-17T14:44:00</dc:date>
            </office:change-info>
          </text:insertion>
        </text:changed-region>
        <text:changed-region xml:id="ct285966920" text:id="ct285966920">
          <text:insertion>
            <office:change-info>
              <dc:creator>неизвестно</dc:creator>
              <dc:date>2012-08-17T14:44:00</dc:date>
            </office:change-info>
          </text:insertion>
        </text:changed-region>
        <text:changed-region xml:id="ct281766920" text:id="ct281766920">
          <text:insertion>
            <office:change-info>
              <dc:creator>неизвестно</dc:creator>
              <dc:date>2012-08-17T14:44:00</dc:date>
            </office:change-info>
          </text:insertion>
        </text:changed-region>
        <text:changed-region xml:id="ct281384760" text:id="ct281384760">
          <text:insertion>
            <office:change-info>
              <dc:creator>неизвестно</dc:creator>
              <dc:date>2012-08-17T14:44:00</dc:date>
            </office:change-info>
          </text:insertion>
        </text:changed-region>
        <text:changed-region xml:id="ct285424680" text:id="ct285424680">
          <text:insertion>
            <office:change-info>
              <dc:creator>неизвестно</dc:creator>
              <dc:date>2012-08-17T14:44:00</dc:date>
            </office:change-info>
          </text:insertion>
        </text:changed-region>
        <text:changed-region xml:id="ct285527888" text:id="ct285527888">
          <text:insertion>
            <office:change-info>
              <dc:creator>неизвестно</dc:creator>
              <dc:date>2012-08-17T14:44:00</dc:date>
            </office:change-info>
          </text:insertion>
        </text:changed-region>
        <text:changed-region xml:id="ct284433392" text:id="ct284433392">
          <text:insertion>
            <office:change-info>
              <dc:creator>неизвестно</dc:creator>
              <dc:date>2012-08-17T14:44:00</dc:date>
            </office:change-info>
          </text:insertion>
        </text:changed-region>
        <text:changed-region xml:id="ct281745536" text:id="ct281745536">
          <text:deletion>
            <office:change-info>
              <dc:creator>неизвестно</dc:creator>
              <dc:date>2012-08-17T14:50:00</dc:date>
            </office:change-info>
            <text:p text:style-name="Table_20__28_user_29_"/>
            <text:p text:style-name="Table_20__28_user_29_"/>
          </text:deletion>
        </text:changed-region>
        <text:changed-region xml:id="ct283706488" text:id="ct283706488">
          <text:deletion>
            <office:change-info>
              <dc:creator>неизвестно</dc:creator>
              <dc:date>2012-08-17T14:45:00</dc:date>
            </office:change-info>
            <text:p text:style-name="Table_20__28_user_29_"/>
            <text:p text:style-name="P9">Table <text:sequence text:ref-name="refTable9" text:name="Table" text:formula="ooow:Table+1" style:num-format="1">2</text:sequence>: Server configuration options</text:p>
          </text:deletion>
        </text:changed-region>
        <text:changed-region xml:id="ct284167080" text:id="ct284167080">
          <text:insertion>
            <office:change-info>
              <dc:creator>&lt;анонимный&gt;</dc:creator>
              <dc:date>2012-10-09T14:35:00</dc:date>
            </office:change-info>
          </text:insertion>
        </text:changed-region>
        <text:changed-region xml:id="ct284258640" text:id="ct284258640">
          <text:insertion>
            <office:change-info>
              <dc:creator>&lt;анонимный&gt;</dc:creator>
              <dc:date>2012-10-09T14:36:00</dc:date>
            </office:change-info>
          </text:insertion>
        </text:changed-region>
        <text:changed-region xml:id="ct231096704" text:id="ct231096704">
          <text:deletion>
            <office:change-info>
              <dc:creator>неизвестно</dc:creator>
              <dc:date>2012-08-17T14:45:00</dc:date>
            </office:change-info>
            <text:p text:style-name="Table_20__28_user_29_"/>
            <text:p text:style-name="Table_20__28_user_29_">Table <text:sequence text:ref-name="refTable10" text:name="Table" text:formula="ooow:Table+1" style:num-format="1">1</text:sequence>: Server session sharing options</text:p>
          </text:deletion>
        </text:changed-region>
        <text:changed-region xml:id="ct282190904" text:id="ct282190904">
          <text:deletion>
            <office:change-info>
              <dc:creator>неизвестно</dc:creator>
              <dc:date>2012-08-17T14:49:00</dc:date>
            </office:change-info>
            <text:p text:style-name="Text_20_body">s</text:p>
          </text:deletion>
        </text:changed-region>
        <text:changed-region xml:id="ct285049088" text:id="ct285049088">
          <text:insertion>
            <office:change-info>
              <dc:creator>неизвестно</dc:creator>
              <dc:date>2012-08-17T14:49:00</dc:date>
            </office:change-info>
          </text:insertion>
        </text:changed-region>
        <text:changed-region xml:id="ct285047440" text:id="ct285047440">
          <text:insertion>
            <office:change-info>
              <dc:creator>неизвестно</dc:creator>
              <dc:date>2012-08-17T14:48:00</dc:date>
            </office:change-info>
          </text:insertion>
        </text:changed-region>
        <text:changed-region xml:id="ct284142544" text:id="ct284142544">
          <text:deletion>
            <office:change-info>
              <dc:creator>неизвестно</dc:creator>
              <dc:date>2012-08-17T14:48:00</dc:date>
            </office:change-info>
            <text:p text:style-name="P10">Option name</text:p>
          </text:deletion>
        </text:changed-region>
        <text:changed-region xml:id="ct282874464" text:id="ct282874464">
          <text:insertion>
            <office:change-info>
              <dc:creator>неизвестно</dc:creator>
              <dc:date>2012-08-17T14:48:00</dc:date>
            </office:change-info>
          </text:insertion>
        </text:changed-region>
        <text:changed-region xml:id="ct284000400" text:id="ct284000400">
          <text:deletion>
            <office:change-info>
              <dc:creator>неизвестно</dc:creator>
              <dc:date>2012-08-17T14:48:00</dc:date>
            </office:change-info>
            <text:p text:style-name="P11">Option value</text:p>
          </text:deletion>
        </text:changed-region>
        <text:changed-region xml:id="ct284491200" text:id="ct284491200">
          <text:deletion>
            <office:change-info>
              <dc:creator>неизвестно</dc:creator>
              <dc:date>2012-08-17T14:49:00</dc:date>
            </office:change-info>
            <text:p text:style-name="P11">panel</text:p>
          </text:deletion>
        </text:changed-region>
        <text:changed-region xml:id="ct284626224" text:id="ct284626224">
          <text:insertion>
            <office:change-info>
              <dc:creator>неизвестно</dc:creator>
              <dc:date>2012-08-17T14:49:00</dc:date>
            </office:change-info>
          </text:insertion>
        </text:changed-region>
        <text:changed-region xml:id="ct284577920" text:id="ct284577920">
          <text:insertion>
            <office:change-info>
              <dc:creator>неизвестно</dc:creator>
              <dc:date>2012-08-17T14:47:00</dc:date>
            </office:change-info>
          </text:insertion>
        </text:changed-region>
        <text:changed-region xml:id="ct284169008" text:id="ct284169008">
          <text:insertion>
            <office:change-info>
              <dc:creator>неизвестно</dc:creator>
              <dc:date>2012-08-17T14:47:00</dc:date>
            </office:change-info>
          </text:insertion>
        </text:changed-region>
        <text:changed-region xml:id="ct284416528" text:id="ct284416528">
          <text:insertion>
            <office:change-info>
              <dc:creator>неизвестно</dc:creator>
              <dc:date>2012-08-17T14:47:00</dc:date>
            </office:change-info>
          </text:insertion>
        </text:changed-region>
        <text:changed-region xml:id="ct284432992" text:id="ct284432992">
          <text:insertion>
            <office:change-info>
              <dc:creator>неизвестно</dc:creator>
              <dc:date>2012-08-17T14:47:00</dc:date>
            </office:change-info>
          </text:insertion>
        </text:changed-region>
        <text:changed-region xml:id="ct283616552" text:id="ct283616552">
          <text:insertion>
            <office:change-info>
              <dc:creator>неизвестно</dc:creator>
              <dc:date>2012-08-17T14:47:00</dc:date>
            </office:change-info>
          </text:insertion>
        </text:changed-region>
        <text:changed-region xml:id="ct284348320" text:id="ct284348320">
          <text:insertion>
            <office:change-info>
              <dc:creator>неизвестно</dc:creator>
              <dc:date>2012-08-17T14:48:00</dc:date>
            </office:change-info>
          </text:insertion>
        </text:changed-region>
        <text:changed-region xml:id="ct284303784" text:id="ct284303784">
          <text:insertion>
            <office:change-info>
              <dc:creator>неизвестно</dc:creator>
              <dc:date>2012-08-17T14:48:00</dc:date>
            </office:change-info>
          </text:insertion>
        </text:changed-region>
        <text:changed-region xml:id="ct284233848" text:id="ct284233848">
          <text:insertion>
            <office:change-info>
              <dc:creator>неизвестно</dc:creator>
              <dc:date>2012-08-17T14:48:00</dc:date>
            </office:change-info>
          </text:insertion>
        </text:changed-region>
        <text:changed-region xml:id="ct284136824" text:id="ct284136824">
          <text:insertion>
            <office:change-info>
              <dc:creator>неизвестно</dc:creator>
              <dc:date>2012-08-17T14:48:00</dc:date>
            </office:change-info>
          </text:insertion>
        </text:changed-region>
        <text:changed-region xml:id="ct106585680" text:id="ct106585680">
          <text:insertion>
            <office:change-info>
              <dc:creator>неизвестно</dc:creator>
              <dc:date>2012-08-17T14:48:00</dc:date>
            </office:change-info>
          </text:insertion>
        </text:changed-region>
        <text:changed-region xml:id="ct273242400" text:id="ct273242400">
          <text:deletion>
            <office:change-info>
              <dc:creator>неизвестно</dc:creator>
              <dc:date>2012-08-17T14:46:00</dc:date>
            </office:change-info>
            <text:p text:style-name="Table_20__28_user_29_"/>
            <text:p text:style-name="Table_20__28_user_29_">Table <text:sequence text:ref-name="refTable11" text:name="Table" text:formula="ooow:Table+1" style:num-format="1">1</text:sequence>: Password protection options</text:p>
          </text:deletion>
        </text:changed-region>
        <text:changed-region xml:id="ct282430896" text:id="ct282430896">
          <text:insertion>
            <office:change-info>
              <dc:creator>неизвестно</dc:creator>
              <dc:date>2012-08-17T14:46:00</dc:date>
            </office:change-info>
          </text:insertion>
        </text:changed-region>
        <text:changed-region xml:id="ct283988304" text:id="ct283988304">
          <text:deletion>
            <office:change-info>
              <dc:creator>неизвестно</dc:creator>
              <dc:date>2012-08-17T14:46:00</dc:date>
            </office:change-info>
            <text:list xml:id="list37388627" text:style-name="L2">
              <text:list-item text:start-value="1">
                <text:p text:style-name="P12"/>
              </text:list-item>
              <text:list-item>
                <text:p text:style-name="P12"/>
              </text:list-item>
            </text:list>
          </text:deletion>
        </text:changed-region>
        <text:changed-region xml:id="ct281648776" text:id="ct281648776">
          <text:insertion>
            <office:change-info>
              <dc:creator>неизвестно</dc:creator>
              <dc:date>2012-08-17T14:46:00</dc:date>
            </office:change-info>
          </text:insertion>
        </text:changed-region>
        <text:changed-region xml:id="ct282016472" text:id="ct282016472">
          <text:deletion>
            <office:change-info>
              <dc:creator>неизвестно</dc:creator>
              <dc:date>2012-08-17T14:46:00</dc:date>
            </office:change-info>
            <text:list xml:id="list37415327" text:continue-numbering="true" text:style-name="L2">
              <text:list-item>
                <text:p text:style-name="P12"/>
              </text:list-item>
              <text:list-item>
                <text:p text:style-name="P12"/>
              </text:list-item>
            </text:list>
          </text:deletion>
        </text:changed-region>
        <text:changed-region xml:id="ct283873400" text:id="ct283873400">
          <text:deletion>
            <office:change-info>
              <dc:creator>неизвестно</dc:creator>
              <dc:date>2012-08-17T14:46:00</dc:date>
            </office:change-info>
            <text:p text:style-name="Командная_20_строка"><text:span text:style-name="T13"><text:s/></text:span></text:p>
          </text:deletion>
        </text:changed-region>
        <text:changed-region xml:id="ct282434360" text:id="ct282434360">
          <text:insertion>
            <office:change-info>
              <dc:creator>неизвестно</dc:creator>
              <dc:date>2012-08-17T14:46:00</dc:date>
            </office:change-info>
          </text:insertion>
        </text:changed-region>
        <text:changed-region xml:id="ct236218048" text:id="ct236218048">
          <text:deletion>
            <office:change-info>
              <dc:creator>неизвестно</dc:creator>
              <dc:date>2012-08-17T14:46:00</dc:date>
            </office:change-info>
            <text:list xml:id="list37419394" text:continue-numbering="true" text:style-name="L2">
              <text:list-item>
                <text:p text:style-name="P12"/>
              </text:list-item>
              <text:list-item>
                <text:p text:style-name="P12"/>
              </text:list-item>
            </text:list>
          </text:deletion>
        </text:changed-region>
        <text:changed-region xml:id="ct107143128" text:id="ct107143128">
          <text:insertion>
            <office:change-info>
              <dc:creator>неизвестно</dc:creator>
              <dc:date>2012-08-17T14:46:00</dc:date>
            </office:change-info>
          </text:insertion>
        </text:changed-region>
        <text:changed-region xml:id="ct282664112" text:id="ct282664112">
          <text:deletion>
            <office:change-info>
              <dc:creator>неизвестно</dc:creator>
              <dc:date>2012-08-17T14:46:00</dc:date>
            </office:change-info>
            <text:list xml:id="list37411062" text:continue-list="list37419394" text:style-name="L2">
              <text:list-item text:start-value="1">
                <text:p text:style-name="P12"/>
              </text:list-item>
            </text:list>
            <text:list xml:id="list37403798" text:style-name="L3">
              <text:list-item>
                <text:p text:style-name="P13"/>
              </text:list-item>
            </text:list>
          </text:deletion>
        </text:changed-region>
        <text:changed-region xml:id="ct272463648" text:id="ct272463648">
          <text:insertion>
            <office:change-info>
              <dc:creator>неизвестно</dc:creator>
              <dc:date>2012-08-17T14:46:00</dc:date>
            </office:change-info>
          </text:insertion>
        </text:changed-region>
        <text:changed-region xml:id="ct282160264" text:id="ct282160264">
          <text:deletion>
            <office:change-info>
              <dc:creator>неизвестно</dc:creator>
              <dc:date>2012-08-17T14:46:00</dc:date>
            </office:change-info>
            <text:list xml:id="list37409010" text:continue-numbering="true" text:style-name="L3">
              <text:list-item>
                <text:p text:style-name="P13"/>
              </text:list-item>
              <text:list-item>
                <text:p text:style-name="P13"/>
              </text:list-item>
            </text:list>
          </text:deletion>
        </text:changed-region>
        <text:changed-region xml:id="ct230882552" text:id="ct230882552">
          <text:insertion>
            <office:change-info>
              <dc:creator>неизвестно</dc:creator>
              <dc:date>2012-08-17T14:46:00</dc:date>
            </office:change-info>
          </text:insertion>
        </text:changed-region>
        <text:changed-region xml:id="ct282532688" text:id="ct282532688">
          <text:deletion>
            <office:change-info>
              <dc:creator>неизвестно</dc:creator>
              <dc:date>2012-08-17T14:46:00</dc:date>
            </office:change-info>
            <text:list xml:id="list37395174" text:continue-list="list37409010" text:style-name="L3">
              <text:list-item text:start-value="1">
                <text:p text:style-name="P13"><text:span text:style-name="T13"/></text:p>
              </text:list-item>
            </text:list>
            <text:list xml:id="list37391833" text:style-name="L4">
              <text:list-item>
                <text:p text:style-name="P14"><text:span text:style-name="T13"/></text:p>
              </text:list-item>
            </text:list>
          </text:deletion>
        </text:changed-region>
        <text:changed-region xml:id="ct281415640" text:id="ct281415640">
          <text:insertion>
            <office:change-info>
              <dc:creator>неизвестно</dc:creator>
              <dc:date>2012-08-17T14:47:00</dc:date>
            </office:change-info>
          </text:insertion>
        </text:changed-region>
        <text:changed-region xml:id="ct281760768" text:id="ct281760768">
          <text:deletion>
            <office:change-info>
              <dc:creator>неизвестно</dc:creator>
              <dc:date>2012-08-17T14:47:00</dc:date>
            </office:change-info>
            <text:list xml:id="list37390469" text:continue-numbering="true" text:style-name="L4">
              <text:list-item>
                <text:p text:style-name="P14"><text:span text:style-name="T13"/></text:p>
              </text:list-item>
              <text:list-item>
                <text:p text:style-name="P14"><text:span text:style-name="T13"/></text:p>
              </text:list-item>
            </text:list>
          </text:deletion>
        </text:changed-region>
        <text:changed-region xml:id="ct281351360" text:id="ct281351360">
          <text:insertion>
            <office:change-info>
              <dc:creator>неизвестно</dc:creator>
              <dc:date>2012-08-17T14:47:00</dc:date>
            </office:change-info>
          </text:insertion>
        </text:changed-region>
        <text:changed-region xml:id="ct281350960" text:id="ct281350960">
          <text:deletion>
            <office:change-info>
              <dc:creator>неизвестно</dc:creator>
              <dc:date>2012-08-17T14:47:00</dc:date>
            </office:change-info>
            <text:list xml:id="list37419428" text:continue-numbering="true" text:style-name="L4">
              <text:list-item>
                <text:p text:style-name="P14"><text:span text:style-name="T13"/></text:p>
              </text:list-item>
              <text:list-item>
                <text:p text:style-name="P14"><text:span text:style-name="T13"/></text:p>
              </text:list-item>
            </text:list>
          </text:deletion>
        </text:changed-region>
        <text:changed-region xml:id="ct282449240" text:id="ct282449240">
          <text:insertion>
            <office:change-info>
              <dc:creator>неизвестно</dc:creator>
              <dc:date>2012-08-17T14:47:00</dc:date>
            </office:change-info>
          </text:insertion>
        </text:changed-region>
        <text:changed-region xml:id="ct282580528" text:id="ct282580528">
          <text:deletion>
            <office:change-info>
              <dc:creator>неизвестно</dc:creator>
              <dc:date>2012-08-17T14:47:00</dc:date>
            </office:change-info>
            <text:list xml:id="list37413637" text:continue-numbering="true" text:style-name="L4">
              <text:list-item>
                <text:p text:style-name="P14"><text:span text:style-name="T13"/></text:p>
              </text:list-item>
              <text:list-item>
                <text:p text:style-name="P14"><text:span text:style-name="T13"/></text:p>
              </text:list-item>
            </text:list>
          </text:deletion>
        </text:changed-region>
        <text:changed-region xml:id="ct282048792" text:id="ct282048792">
          <text:deletion>
            <office:change-info>
              <dc:creator>неизвестно</dc:creator>
              <dc:date>2012-08-17T14:47:00</dc:date>
            </office:change-info>
            <text:list xml:id="list37417108" text:continue-numbering="true" text:style-name="L4">
              <text:list-item>
                <text:p text:style-name="P14"><text:span text:style-name="T14"/></text:p>
              </text:list-item>
              <text:list-item>
                <text:p text:style-name="P15"><text:span text:style-name="T14"/></text:p>
              </text:list-item>
            </text:list>
          </text:deletion>
        </text:changed-region>
        <text:changed-region xml:id="ct282461584" text:id="ct282461584">
          <text:insertion>
            <office:change-info>
              <dc:creator>Constantin Kaplinsky</dc:creator>
              <dc:date>2012-08-17T11:18:00</dc:date>
            </office:change-info>
          </text:insertion>
        </text:changed-region>
        <text:changed-region xml:id="ct282461784" text:id="ct282461784">
          <text:deletion>
            <office:change-info>
              <dc:creator>Constantin Kaplinsky</dc:creator>
              <dc:date>2012-08-17T11:18:00</dc:date>
            </office:change-info>
            <text:p text:style-name="Командная_20_строка"><text:span text:style-name="T14"><text:s/><text:tab/><text:tab/><text:tab/></text:span></text:p>
          </text:deletion>
        </text:changed-region>
        <text:changed-region xml:id="ct283736920" text:id="ct283736920">
          <text:deletion>
            <office:change-info>
              <dc:creator>Constantin Kaplinsky</dc:creator>
              <dc:date>2012-08-17T11:17:00</dc:date>
            </office:change-info>
            <text:p text:style-name="Командная_20_строка"><text:span text:style-name="T13"><text:s/><text:tab/></text:span></text:p>
          </text:deletion>
        </text:changed-region>
        <text:changed-region xml:id="ct282878968" text:id="ct282878968">
          <text:insertion>
            <office:change-info>
              <dc:creator>Constantin Kaplinsky</dc:creator>
              <dc:date>2012-08-17T11:17:00</dc:date>
            </office:change-info>
          </text:insertion>
        </text:changed-region>
        <text:changed-region xml:id="ct231111792" text:id="ct231111792">
          <text:deletion>
            <office:change-info>
              <dc:creator>Constantin Kaplinsky</dc:creator>
              <dc:date>2012-08-17T11:17:00</dc:date>
            </office:change-info>
            <text:p text:style-name="Командная_20_строка"><text:span text:style-name="T14">iewonly</text:span></text:p>
          </text:deletion>
        </text:changed-region>
        <text:changed-region xml:id="ct282444888" text:id="ct282444888">
          <text:insertion>
            <office:change-info>
              <dc:creator>Constantin Kaplinsky</dc:creator>
              <dc:date>2012-08-17T11:17:00</dc:date>
            </office:change-info>
          </text:insertion>
        </text:changed-region>
        <text:changed-region xml:id="ct282181344" text:id="ct282181344">
          <text:deletion>
            <office:change-info>
              <dc:creator>Constantin Kaplinsky</dc:creator>
              <dc:date>2012-08-17T11:17:00</dc:date>
            </office:change-info>
            <text:p text:style-name="Командная_20_строка"><text:span text:style-name="T14">word</text:span></text:p>
          </text:deletion>
        </text:changed-region>
        <text:changed-region xml:id="ct282669864" text:id="ct282669864">
          <text:deletion>
            <office:change-info>
              <dc:creator>Constantin Kaplinsky</dc:creator>
              <dc:date>2012-08-17T11:17:00</dc:date>
            </office:change-info>
            <text:p text:style-name="Командная_20_строка"><text:span text:style-name="T13"><text:s text:c="2"/></text:span></text:p>
          </text:deletion>
        </text:changed-region>
        <text:changed-region xml:id="ct281351760" text:id="ct281351760">
          <text:insertion>
            <office:change-info>
              <dc:creator>Constantin Kaplinsky</dc:creator>
              <dc:date>2012-08-17T11:17:00</dc:date>
            </office:change-info>
          </text:insertion>
        </text:changed-region>
        <text:changed-region xml:id="ct282644472" text:id="ct282644472">
          <text:insertion>
            <office:change-info>
              <dc:creator>Constantin Kaplinsky</dc:creator>
              <dc:date>2012-08-17T11:17:00</dc:date>
            </office:change-info>
          </text:insertion>
        </text:changed-region>
        <text:changed-region xml:id="ct272463448" text:id="ct272463448">
          <text:deletion>
            <office:change-info>
              <dc:creator>неизвестно</dc:creator>
              <dc:date>2012-08-17T15:07:00</dc:date>
            </office:change-info>
            <text:list xml:id="list37397592" text:style-name="L5">
              <text:list-item text:start-value="1">
                <text:p text:style-name="P16"><text:span text:style-name="T15"/></text:p>
              </text:list-item>
              <text:list-item>
                <text:p text:style-name="P17"><text:span text:style-name="T15"/></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TightVNC for Windows: Installing from MSI Packages</text:h>
      <text:p text:style-name="P19">TightVNC Version 2.6<text:change-start text:change-id="ct230987032"/></text:p>
      <text:p text:style-name="P41">Copyright <text:span text:style-name="T10">©</text:span> 2012 GlavSoft LLC.<text:change-end text:change-id="ct230987032"/></text:p>
      <text:p text:style-name="P1"/>
      <text:p text:style-name="P1">Starting with version 2.5, TightVNC installer comes in the form of MSI packages. MSI format is used by the standard Windows Installer and allows installing software both interactively and in automated silent mode.</text:p>
      <text:p text:style-name="P1">Interactive installation is simple and does not differ from the standard way you install the software: open the MSI file in Explorer and follow the conventional installation wizard. Automated installation needs more explanation and this is what this document is about.</text:p>
      <text:h text:style-name="P67" text:outline-level="2">System Requirements</text:h>
      <text:p text:style-name="P1">System requirements are simple. TightVNC runs on any type of Windows, starting with Windows 2000 with the latest Service Pack. It works fine on Windows 7 and even on Beta version of Windows 8 (as available in summer 2012). Both x86 (32-bit) and x64 (64-bit) systems are supported. TightVNC uses very little disk space and can be used on systems with little main memory (RAM) so we don't list any minimal recommendations – it should fit any system, provided that Windows itself works fine on it.</text:p>
      <text:h text:style-name="P67" text:outline-level="2">Choosing the Right Package</text:h>
      <text:p text:style-name="P1">First of all, we need to say that there are two MSI packages of TightVNC, 64-bit and 32-bit. The file names look like this (where 2.6.0 is a version number):</text:p>
      <text:list xml:id="list37406653" text:style-name="L6">
        <text:list-item>
          <text:p text:style-name="P44">tightvnc-2.6.0-setup-32bit.msi</text:p>
        </text:list-item>
        <text:list-item>
          <text:p text:style-name="P44">tightvnc-2.6.0-setup-64bit.msi</text:p>
        </text:list-item>
      </text:list>
      <text:p text:style-name="P1">Choose the one matching your system type. If you run 32-bit version of Windows (x86 architecture), you can only install 32-bit version of TightVNC. If your system is 64-bit (x64 architecture), you should install 64-bit version. While 32-bit version might work on a 64-bit machine, that can result in poor performance.</text:p>
      <text:h text:style-name="P67" text:outline-level="2">Installing Silently </text:h>
      <text:p text:style-name="P1">To install an MSI package silently from the command line, you should run the msiexec tool with /i and /quiet options (where /i stands for install, /quiet sets silent mode). For TightVNC, it would be a good idea to add the /norestart option, to prevent rebooting the system after installing the software. If everything is good, TightVNC installation should not require restart even if its previous version is running as a service. The installer should upgrade the system correctly, by shutting down old service, installing the files and then starting new service.</text:p>
      <text:p text:style-name="P1">Here is the simplest example of installing TightVNC in silent mode:</text:p>
      <text:list xml:id="list37410784" text:style-name="L7">
        <text:list-item>
          <text:p text:style-name="P63">msiexec /i <text:span text:style-name="T11">tightvnc-2.6.0-setup-64bit.msi</text:span> /<text:span text:style-name="T11">quiet </text:span>/norestart</text:p>
        </text:list-item>
      </text:list>
      <text:p text:style-name="P1">This command should install TightVNC with default settings. However, MSI allows you to customize installation via so called MSI properties. The general syntax is the following:</text:p>
      <text:list xml:id="list37415855" text:style-name="L8">
        <text:list-item>
          <text:p text:style-name="P64">msiexec /i tightvnc-2.6.0-setup-64bit.msi /quiet /norestart <text:span text:style-name="T5">PROPERTY1</text:span>=<text:span text:style-name="T5">value1</text:span> <text:span text:style-name="T5">PROPERTY2</text:span>=<text:span text:style-name="T5">value2</text:span> <text:span text:style-name="T5">PROPERTY3</text:span>=<text:span text:style-name="T5">value3</text:span></text:p>
        </text:list-item>
      </text:list>
      <text:p text:style-name="P1">There is a number of standard properties which are supported by every package (e.g. <text:span text:style-name="Emphasis"><text:span text:style-name="T36">ADDLOCAL</text:span></text:span><text:span text:style-name="Emphasis"><text:span text:style-name="T36"> </text:span></text:span><text:soft-page-break/><text:span text:style-name="Emphasis"><text:span text:style-name="T36">for selecting </text:span></text:span>components to be installed). Also, each package can add its own MSI properties to perform some package-dependent customization. In next sections, all TightVNC-specific MSI properties will be documented.</text:p>
      <text:h text:style-name="P67" text:outline-level="2">Choosing the Components to Install</text:h>
      <text:p text:style-name="P1">If you would like to install a specific component of TightVNC, use the standard MSI property named ADDLOCAL. The following three commands install only the server part, only the client part and both parts, correspondingly:</text:p>
      <text:list xml:id="list37390861" text:style-name="L9">
        <text:list-item>
          <text:p text:style-name="P65">msiexec /i tightvnc-2.6.0-setup-64bit.msi /quiet /norestart ADDLOCAL=Server</text:p>
        </text:list-item>
        <text:list-item>
          <text:p text:style-name="P65">msiexec /i tightvnc-2.6.0-setup-64bit.msi /quiet /norestart ADDLOCAL=Viewer</text:p>
        </text:list-item>
        <text:list-item>
          <text:p text:style-name="P65">msiexec /i tightvnc-2.6.0-setup-64bit.msi /quiet /norestart ADDLOCAL="Server,Viewer"</text:p>
        </text:list-item>
      </text:list>
      <text:h text:style-name="P67" text:outline-level="2">Properties, Part 1: Installation Options</text:h>
      <text:p text:style-name="Text_20_body"><text:span text:style-name="T11">All available installation options listed below work only in the silent mode (with </text:span><text:span text:style-name="T21">/</text:span><text:span text:style-name="T22">quiet</text:span><text:span text:style-name="T11"> option).</text:span></text:p>
      <text:p text:style-name="P1">Properties which are related to the TightVNC Viewer installation configuration begin with <text:span text:style-name="T7">VIEWER_</text:span> prefix, and server installation properties begin with <text:span text:style-name="T7">SERVER_</text:span> prefix. Notice that a property will have an effect only if you install the component associated with it.<text:change text:change-id="ct234595112"/></text:p>
      <table:table table:name="Table" table:style-name="Table">
        <table:table-column table:style-name="Table.A"/>
        <table:table-column table:style-name="Table.B"/>
        <table:table-row>
          <table:table-cell table:style-name="Table.A1" office:value-type="string">
            <text:p text:style-name="P22">Property</text:p>
          </table:table-cell>
          <table:table-cell table:style-name="Table.B1" office:value-type="string">
            <text:p text:style-name="P22">Value</text:p>
          </table:table-cell>
        </table:table-row>
        <table:table-row>
          <table:table-cell table:style-name="Table.A2" office:value-type="string">
            <text:p text:style-name="P21">VIEWER_ASSOCIATE_VNC_EXTENSION</text:p>
          </table:table-cell>
          <table:table-cell table:style-name="Table.B2" office:value-type="string">
            <text:p text:style-name="P37">0 – do not associate the ".vnc" file extension with tvnviewer.exe</text:p>
            <text:p text:style-name="P37">1 – associate the ".vnc" file extension with tvnviewer.exe</text:p>
            <text:p text:style-name="P37">Default value: 1</text:p>
          </table:table-cell>
        </table:table-row>
        <table:table-row>
          <table:table-cell table:style-name="Table.A2" office:value-type="string">
            <text:p text:style-name="P21">SERVER_REGISTER_AS_SERVICE</text:p>
          </table:table-cell>
          <table:table-cell table:style-name="Table.B3" office:value-type="float" office:value="0.1">
            <text:p text:style-name="P37">0 – do not register the server as a service</text:p>
            <text:p text:style-name="P37">1 – register the server as a service</text:p>
            <text:p text:style-name="P37">Default value: 1</text:p>
          </table:table-cell>
        </table:table-row>
        <table:table-row>
          <table:table-cell table:style-name="Table.A2" office:value-type="string">
            <text:p text:style-name="P21">SERVER_ADD_FIREWALL_EXCEPTION</text:p>
          </table:table-cell>
          <table:table-cell table:style-name="Table.B4" office:value-type="float" office:value="0.1">
            <text:p text:style-name="P37">0 – do not add firewall exception for the TightVNC Server</text:p>
            <text:p text:style-name="P37">1 – add firewall exception for the TightVNC Server</text:p>
            <text:p text:style-name="P37">Default value: 1</text:p>
          </table:table-cell>
        </table:table-row>
        <table:table-row>
          <table:table-cell table:style-name="Table.A2" office:value-type="string">
            <text:p text:style-name="P21">VIEWER_ADD_FIREWALL_EXCEPTION</text:p>
          </table:table-cell>
          <table:table-cell table:style-name="Table.B3" office:value-type="float" office:value="0.1">
            <text:p text:style-name="P37">0 – do not add firewall exception for the TightVNC Viewer</text:p>
            <text:p text:style-name="P39">1 – add firewall exception for the TightVNC Viewer</text:p>
            <text:p text:style-name="P37">Default value: 1</text:p>
          </table:table-cell>
        </table:table-row>
        <table:table-row>
          <table:table-cell table:style-name="Table.A2" office:value-type="string">
            <text:p text:style-name="P21">SERVER_ALLOW_SAS</text:p>
          </table:table-cell>
          <table:table-cell table:style-name="Table.B3" office:value-type="float" office:value="0.1">
            <text:p text:style-name="P37"><text:span text:style-name="T37">0 – do not </text:span>allow generating the "Ctrl+Alt+Del" combination (also known as SAS) programmatically</text:p>
            <text:p text:style-name="P37">1 – allow generating the "Ctrl+Alt+Del" combination programmatically </text:p>
            <text:p text:style-name="P37">Default value: 1</text:p>
          </table:table-cell>
        </table:table-row>
      </table:table>
      <text:p text:style-name="Table_20__28_user_29_">Table <text:sequence text:ref-name="refTable4" text:name="Table" text:formula="ooow:Table+1" style:num-format="1">1</text:sequence>: Installation options<text:change text:change-id="ct234594408"/></text:p>
      <text:h text:style-name="P67" text:outline-level="2">Properties, Part 2: TightVNC Server Configuration (Service Mode)<text:change-start text:change-id="ct234595408"/></text:h>
      <text:p text:style-name="P1"><text:change-end text:change-id="ct234595408"/>You can <text:change-start text:change-id="ct234595608"/>pre<text:change-end text:change-id="ct234595608"/>configure <text:change text:change-id="ct234595808"/>your <text:change text:change-id="ct234596008"/>TightVNC <text:change text:change-id="ct104295416"/><text:change-start text:change-id="ct282451688"/>S<text:change-end text:change-id="ct282451688"/>erver during installation<text:change-start text:change-id="ct272242232"/>, by specifying<text:change-end text:change-id="ct272242232"/><text:change-start text:change-id="ct272242336"/> configuration<text:change-end text:change-id="ct272242336"/><text:change-start text:change-id="ct234526224"/>-related properties<text:change-end text:change-id="ct234526224"/> in <text:change-start text:change-id="ct234526328"/>the <text:change-end text:change-id="ct234526328"/>command line.<text:change-start text:change-id="ct236218152"/> This will affect service mode only, it will not alter settings of application-mode TightVNC Server.</text:p>
      <text:p text:style-name="P1">Each configuration option (e.g. ALLOWLOOPBACK) is controlled via a pair of MSI properties with different prefixes (SET_ALLOWLOOPBACK and VALUE_OF_ALLOWLOOPBACK in this example).</text:p>
      <text:p text:style-name="P1">SET_* properties control if the respective option should be modified. They accept the following values:</text:p>
      <text:list xml:id="list37399305" text:continue-list="list37398201" text:style-name="L1">
        <text:list-item text:start-value="1">
          <text:p text:style-name="P49"><text:soft-page-break/>1 – set the configuration option (you should provide the corresponding VALUE_OF_* property);</text:p>
        </text:list-item>
        <text:list-item>
          <text:p text:style-name="P4">0 – do not change the <text:span text:style-name="T6">option</text:span>;</text:p>
        </text:list-item>
        <text:list-item>
          <text:p text:style-name="P4"><text:span text:style-name="T29">−</text:span><text:span text:style-name="T11">1 – remove the </text:span><text:span text:style-name="T23">option</text:span><text:span text:style-name="T11"> from the server configuration (this should result in resetting the option to its default value)</text:span><text:span text:style-name="T31">.</text:span></text:p>
        </text:list-item>
      </text:list>
      <text:p text:style-name="Text_20_body"><text:change-end text:change-id="ct236218152"/><text:change-start text:change-id="ct282100664"/><text:span text:style-name="T1">VALUE_OF_* properties provide actual values for the configuration options, but they take effect only if the corresponding SET_* properties have been set to 1. Thus, to set each individual configuration option </text:span><text:span text:style-name="T3">XXX</text:span><text:span text:style-name="T1">, you must specify both SET_</text:span><text:span text:style-name="T3">XXX</text:span><text:span text:style-name="T1"> and VALUE_OF_</text:span><text:span text:style-name="T3">XXX</text:span><text:span text:style-name="T1"> properties. For example, to disable incoming connections in your new</text:span><text:change-end text:change-id="ct282100664"/><text:change-start text:change-id="ct271898160"/><text:span text:style-name="T1">ly</text:span><text:change-end text:change-id="ct271898160"/><text:change-start text:change-id="ct282100768"/><text:span text:style-name="T1"> </text:span><text:change-end text:change-id="ct282100768"/><text:change-start text:change-id="ct271898264"/><text:span text:style-name="T1">installed </text:span><text:change-end text:change-id="ct271898264"/><text:change-start text:change-id="ct271151120"/><text:span text:style-name="T1">server</text:span><text:change-end text:change-id="ct271151120"/><text:change text:change-id="ct271151320"/><text:change-start text:change-id="ct272258424"/><text:span text:style-name="T1">, you should install TightVNC with a command like this:</text:span></text:p>
      <text:list xml:id="list37383748" text:style-name="L10">
        <text:list-item>
          <text:p text:style-name="P59">msiexec.exe /i tightvnc-2.5.2-setup-64bit.msi /quiet /norestart<text:line-break/> <text:s/>SET_ACCEPTRFBCONNECTIONS=1 VALUE_OF_ACCEPTRFBCONNECTIONS=0</text:p>
        </text:list-item>
      </text:list>
      <text:p text:style-name="P2"><text:change-end text:change-id="ct272258424"/><text:change text:change-id="ct272993672"/><text:change text:change-id="ct272993472"/><text:change text:change-id="ct281917704"/><text:change text:change-id="ct272246616"/><text:change text:change-id="ct272246416"/><text:change text:change-id="ct272246216"/><text:change text:change-id="ct272258624"/><text:change-start text:change-id="ct272129704"/>Here<text:change-end text:change-id="ct272129704"/><text:change-start text:change-id="ct272318672"/> is a list of<text:change-end text:change-id="ct272318672"/> all server options <text:change-start text:change-id="ct272159928"/>configurable via MSI properties<text:change-end text:change-id="ct272159928"/><text:change text:change-id="ct281611680"/><text:change text:change-id="ct281611480"/><text:change text:change-id="ct281611280"/><text:change text:change-id="ct281384656"/><text:change text:change-id="ct281917504"/><text:change text:change-id="ct281918104"/><text:change text:change-id="ct281384456"/><text:change text:change-id="ct281383856"/><text:change-start text:change-id="ct281611880"/>:<text:change-end text:change-id="ct281611880"/></text:p>
      <table:table table:name="Таблица2" table:style-name="Таблица2">
        <table:table-column table:style-name="Таблица2.A"/>
        <table:table-column table:style-name="Таблица2.B"/>
        <table:table-column table:style-name="Таблица2.C"/>
        <table:table-header-rows>
          <table:table-row table:style-name="Таблица2.1">
            <table:table-cell table:style-name="Таблица2.A1" office:value-type="string">
              <text:p text:style-name="P5"><text:change text:change-id="ct281612080"/><text:change-start text:change-id="ct281612480"/>MSI <text:change-end text:change-id="ct281612480"/><text:change-start text:change-id="ct281612680"/>P<text:change-end text:change-id="ct281612680"/><text:change-start text:change-id="ct281612880"/>rop<text:change-end text:change-id="ct281612880"/><text:change-start text:change-id="ct281613080"/>erty<text:change-end text:change-id="ct281613080"/> <text:change text:change-id="ct281612280"/><text:change-start text:change-id="ct281613280"/>N<text:change-end text:change-id="ct281613280"/>ame<text:change-start text:change-id="ct281613480"/>s<text:change-end text:change-id="ct281613480"/></text:p>
            </table:table-cell>
            <table:table-cell table:style-name="Таблица2.A1" office:value-type="string">
              <text:p text:style-name="P6">Option <text:change text:change-id="ct272146112"/><text:change-start text:change-id="ct272050664"/>V<text:change-end text:change-id="ct272050664"/>alue<text:change-start text:change-id="ct271983440"/> (for VALUE_*<text:change-end text:change-id="ct271983440"/><text:change-start text:change-id="ct281384056"/> Properties)<text:change-end text:change-id="ct281384056"/></text:p>
            </table:table-cell>
            <table:table-cell table:style-name="Таблица2.C1" office:value-type="string">
              <text:p text:style-name="P7"><text:span text:style-name="T12">Configuration </text:span><text:change text:change-id="ct281384256"/><text:change-start text:change-id="ct272389440"/><text:span text:style-name="T12">Window</text:span><text:change-end text:change-id="ct272389440"/><text:change text:change-id="ct272186576"/></text:p>
            </table:table-cell>
          </table:table-row>
        </table:table-header-rows>
        <table:table-row table:style-name="Таблица2.2">
          <table:table-cell table:style-name="Таблица2.A2" office:value-type="string">
            <text:p text:style-name="P26"><text:change-start text:change-id="ct281383656"/>SET_<text:change-end text:change-id="ct281383656"/>ACCEPTHTTPCONNECTIONS<text:change-start text:change-id="ct272121520"/></text:p>
            <text:p text:style-name="P26">VALUE_OF_ACCEPTHTTPCONNECTIONS<text:change-end text:change-id="ct272121520"/></text:p>
          </table:table-cell>
          <table:table-cell table:style-name="Таблица2.A2" office:value-type="string">
            <text:p text:style-name="P7">Enables Java Viewer (on HTTP connections)</text:p>
            <text:p text:style-name="P7">0 – do not serve Java Viewer to Web clients</text:p>
            <text:p text:style-name="P7">1 – serve Java Viewer to Web clients</text:p>
            <text:p text:style-name="P27">Default value: 1</text:p>
          </table:table-cell>
          <table:table-cell table:style-name="Таблица2.C2" office:value-type="string">
            <text:p text:style-name="P7">Server/Web Access</text:p>
          </table:table-cell>
        </table:table-row>
        <table:table-row table:style-name="Таблица2.1">
          <table:table-cell table:style-name="Таблица2.A2" office:value-type="string">
            <text:p text:style-name="P26"><text:change-start text:change-id="ct272117872"/>SET_<text:change-end text:change-id="ct272117872"/>ACCEPTRFBCONNECTIONS<text:change-start text:change-id="ct236217808"/></text:p>
            <text:p text:style-name="P26">VALUE_OF_ACCEPTRFBCONNECTIONS<text:change-end text:change-id="ct236217808"/></text:p>
          </table:table-cell>
          <table:table-cell table:style-name="Таблица2.A2" office:value-type="string">
            <text:p text:style-name="P27">0 – do not accept incoming connections</text:p>
            <text:p text:style-name="P27">1 – accept incoming connections</text:p>
            <text:p text:style-name="P27">Default value: 1</text:p>
          </table:table-cell>
          <table:table-cell table:style-name="Таблица2.C2" office:value-type="string">
            <text:p text:style-name="P7">Server/Incoming Viewer Connections</text:p>
          </table:table-cell>
        </table:table-row>
        <table:table-row table:style-name="Таблица2.1">
          <table:table-cell table:style-name="Таблица2.A2" office:value-type="string">
            <text:p text:style-name="P26"><text:change-start text:change-id="ct106157384"/>SET_<text:change-end text:change-id="ct106157384"/>ALLOWLOOPBACK<text:change-start text:change-id="ct106157584"/></text:p>
            <text:p text:style-name="P26">VALUE_OF_ALLOWLOOPBACK<text:change-end text:change-id="ct106157584"/></text:p>
            <text:p text:style-name="P26"/>
          </table:table-cell>
          <table:table-cell table:style-name="Таблица2.A2" office:value-type="string">
            <text:p text:style-name="P27">0 – do not allow loopback connections</text:p>
            <text:p text:style-name="P27">1 – allow loopback connections</text:p>
            <text:p text:style-name="P27">Default value: 0</text:p>
          </table:table-cell>
          <table:table-cell table:style-name="Таблица2.C2" office:value-type="string">
            <text:p text:style-name="P27">Access Control/Loopback connections</text:p>
          </table:table-cell>
        </table:table-row>
        <table:table-row table:style-name="Таблица2.1">
          <table:table-cell table:style-name="Таблица2.A2" office:value-type="string">
            <text:p text:style-name="P26"><text:change-start text:change-id="ct272321160"/>SET_<text:change-end text:change-id="ct272321160"/>ALWAYSSHARED<text:change-start text:change-id="ct272235488"/></text:p>
            <text:p text:style-name="P26">VALUE_OF_ALWAYSSHARED<text:change-end text:change-id="ct272235488"/></text:p>
          </table:table-cell>
          <table:table-cell table:style-name="Таблица2.A2" office:value-type="string">
            <text:p text:style-name="P28">Defines server behaviors on a new connection</text:p>
            <text:p text:style-name="P28">0 – allow non-shared connections</text:p>
            <text:p text:style-name="P28">1 – always treat new connections as shared</text:p>
            <text:p text:style-name="P28">Default value: 0</text:p>
            <text:p text:style-name="P28"/>
            <text:p text:style-name="P28">If both ALWAYSHARED and NEVERSHARED are false then the type of connection is determined by client settings</text:p>
            <text:p text:style-name="P28"/>
            <text:p text:style-name="P28"><text:span text:style-name="T5">Note</text:span>: this option is described further in the section "Properties, Part 3: Server behavior on new connections"</text:p>
          </table:table-cell>
          <table:table-cell table:style-name="Таблица2.C2" office:value-type="string">
            <text:p text:style-name="P27">Administration/Session Sharing</text:p>
          </table:table-cell>
        </table:table-row>
        <table:table-row table:style-name="Таблица2.1">
          <table:table-cell table:style-name="Таблица2.A2" office:value-type="string">
            <text:p text:style-name="P26"><text:change-start text:change-id="ct272235688"/>SET_<text:change-end text:change-id="ct272235688"/>BLOCKLOCALINPUT<text:change-start text:change-id="ct272205224"/></text:p>
            <text:p text:style-name="P26">VALUE_OF_BLOCKLOCALINPUT<text:change-end text:change-id="ct272205224"/></text:p>
          </table:table-cell>
          <table:table-cell table:style-name="Таблица2.A2" office:value-type="string">
            <text:p text:style-name="P27">0 – allow local input during client sessions</text:p>
            <text:p text:style-name="P27">1 – block local input during client sessions</text:p>
            <text:p text:style-name="P27">Default value: 0</text:p>
          </table:table-cell>
          <table:table-cell table:style-name="Таблица2.C2" office:value-type="string">
            <text:p text:style-name="P7">Server/Web Access</text:p>
          </table:table-cell>
        </table:table-row>
        <table:table-row table:style-name="Таблица2.1">
          <table:table-cell table:style-name="Таблица2.A2" office:value-type="string">
            <text:p text:style-name="P26"><text:change-start text:change-id="ct272096992"/>SET_<text:change-end text:change-id="ct272096992"/>BLOCKREMOTEINPUT<text:change-start text:change-id="ct281917104"/></text:p>
            <text:p text:style-name="P26">VALUE_OF_BLOCKREMOTEINPUT<text:change-end text:change-id="ct281917104"/></text:p>
          </table:table-cell>
          <table:table-cell table:style-name="Таблица2.A2" office:value-type="string">
            <text:p text:style-name="P27">0 – allow remote input events</text:p>
            <text:p text:style-name="P27">1 – block remote input events</text:p>
            <text:p text:style-name="P27">Default value: 0</text:p>
          </table:table-cell>
          <table:table-cell table:style-name="Таблица2.C2" office:value-type="string">
            <text:p text:style-name="P27">Server/Input Handling</text:p>
          </table:table-cell>
        </table:table-row>
        <table:table-row table:style-name="Таблица2.1">
          <table:table-cell table:style-name="Таблица2.A2" office:value-type="string">
            <text:p text:style-name="P26"><text:change-start text:change-id="ct281614280"/>SET_<text:change-end text:change-id="ct281614280"/>DISCONNECTACTION<text:change-start text:change-id="ct281614384"/></text:p>
            <text:p text:style-name="P26">VALUE_OF_DISCONNECTACTION<text:change-end text:change-id="ct281614384"/></text:p>
          </table:table-cell>
          <table:table-cell table:style-name="Таблица2.A2" office:value-type="string">
            <text:p text:style-name="P27">Defines an action that will be performed when last client disconnects:</text:p>
            <text:p text:style-name="P27">0 – do nothing</text:p>
            <text:p text:style-name="P27">1 – lock desktop</text:p>
            <text:p text:style-name="P27">2 – log off current user</text:p>
            <text:p text:style-name="P27">Default value: 0</text:p>
          </table:table-cell>
          <table:table-cell table:style-name="Таблица2.C2" office:value-type="string">
            <text:p text:style-name="P27">Administration/When Last Client Disconnects</text:p>
          </table:table-cell>
        </table:table-row>
        <table:table-row table:style-name="Таблица2.1">
          <table:table-cell table:style-name="Таблица2.A2" office:value-type="string">
            <text:p text:style-name="P26"><text:change-start text:change-id="ct272648440"/>SET_<text:change-end text:change-id="ct272648440"/>DISCONNECTCLIENTS<text:change-start text:change-id="ct272648640"/></text:p>
            <text:p text:style-name="P26">VALUE_OF_DISCONNECTCLIENTS<text:change-end text:change-id="ct272648640"/></text:p>
          </table:table-cell>
          <table:table-cell table:style-name="Таблица2.A2" office:value-type="string">
            <text:p text:style-name="P28">Defines server behaviors on a new connection</text:p>
            <text:p text:style-name="P28">0 – disconnect existing clients on new non-shared connection</text:p>
            <text:p text:style-name="P28">1 – block new non-shared connection if someone is already connected</text:p>
            <text:p text:style-name="P28">Default value: 1</text:p>
            <text:p text:style-name="P28"/>
            <text:p text:style-name="P28">DISCONNECTCLIENTS does not work if ALWAYSSHARED is set to 1</text:p>
            <text:p text:style-name="P28"/>
            <text:p text:style-name="P28"><text:span text:style-name="T5">Note</text:span>: this option is described further in this section "Properties, Part 3: Server behavior on new connections"</text:p>
          </table:table-cell>
          <table:table-cell table:style-name="Таблица2.C2" office:value-type="string">
            <text:p text:style-name="P27">Administration/Session Sharing</text:p>
          </table:table-cell>
        </table:table-row>
        <text:soft-page-break/>
        <table:table-row table:style-name="Таблица2.1">
          <table:table-cell table:style-name="Таблица2.A2" office:value-type="string">
            <text:p text:style-name="P26"><text:change-start text:change-id="ct272648840"/>SET_<text:change-end text:change-id="ct272648840"/>EXTRAPORTS<text:change-start text:change-id="ct272649040"/></text:p>
            <text:p text:style-name="P26">VALUE_OF_EXTRAPORTS<text:change-end text:change-id="ct272649040"/></text:p>
          </table:table-cell>
          <table:table-cell table:style-name="Таблица2.A2" office:value-type="string">
            <text:p text:style-name="P8">Mapping of additional listening TCP ports to selected screen area</text:p>
            <text:p text:style-name="P8">Type: string in format "<text:span text:style-name="T5">PORT:WIDTH</text:span>x<text:span text:style-name="T5">HEIGHT</text:span>+<text:span text:style-name="T5">LEFT</text:span>+<text:span text:style-name="T5">TOP</text:span>"</text:p>
            <text:p text:style-name="P8">For example: "5901:1280x1024+0+0,5902:1280x1080+1280+0"</text:p>
            <text:p text:style-name="P8">Default value: ""</text:p>
          </table:table-cell>
          <table:table-cell table:style-name="Таблица2.C2" office:value-type="string">
            <text:p text:style-name="P8">Extra ports/Extra ports</text:p>
          </table:table-cell>
        </table:table-row>
        <table:table-row table:style-name="Таблица2.1">
          <table:table-cell table:style-name="Таблица2.A2" office:value-type="string">
            <text:p text:style-name="P26"><text:change-start text:change-id="ct272649240"/>SET_<text:change-end text:change-id="ct272649240"/>GRABTRANSPARENTWINDOWS<text:change-start text:change-id="ct272649440"/></text:p>
            <text:p text:style-name="P26">VALUE_OF_GRABTRANSPARENTWINDOWS<text:change-end text:change-id="ct272649440"/></text:p>
          </table:table-cell>
          <table:table-cell table:style-name="Таблица2.A2" office:value-type="string">
            <text:p text:style-name="P8">0 – do not grab transparent windows</text:p>
            <text:p text:style-name="P8">1 – grab transparent windows</text:p>
            <text:p text:style-name="P8">Default value: 0</text:p>
          </table:table-cell>
          <table:table-cell table:style-name="Таблица2.C2" office:value-type="string">
            <text:p text:style-name="P8">Server/Update Handling</text:p>
          </table:table-cell>
        </table:table-row>
        <table:table-row table:style-name="Таблица2.1">
          <table:table-cell table:style-name="Таблица2.A2" office:value-type="string">
            <text:p text:style-name="P26"><text:change-start text:change-id="ct272649640"/>SET_<text:change-end text:change-id="ct272649640"/>HTTPPORT<text:change-start text:change-id="ct273252336"/></text:p>
            <text:p text:style-name="P26">VALUE_OF_HTTPPORT<text:change-end text:change-id="ct273252336"/></text:p>
          </table:table-cell>
          <table:table-cell table:style-name="Таблица2.A2" office:value-type="string">
            <text:p text:style-name="P8">Web access port </text:p>
            <text:p text:style-name="P8">Type: DWORD</text:p>
            <text:p text:style-name="P8">Default value: 5800</text:p>
          </table:table-cell>
          <table:table-cell table:style-name="Таблица2.C2" office:value-type="string">
            <text:p text:style-name="P8">Server/Web Access</text:p>
          </table:table-cell>
        </table:table-row>
        <table:table-row table:style-name="Таблица2.1">
          <table:table-cell table:style-name="Таблица2.A2" office:value-type="string">
            <text:p text:style-name="P26"><text:change-start text:change-id="ct273252536"/>SET_IPACCESSCONTROL</text:p>
            <text:p text:style-name="P26">VALUE_OF_IPACCESSCONTROL<text:change-end text:change-id="ct273252536"/></text:p>
          </table:table-cell>
          <table:table-cell table:style-name="Таблица2.A2" office:value-type="string">
            <text:p text:style-name="P8"><text:change-start text:change-id="ct273252736"/>Set rules for IP ranges</text:p>
            <text:p text:style-name="P8">Type: string in format "<text:span text:style-name="T5">IP1</text:span>-<text:span text:style-name="T5">IP2</text:span>:{0|1|2}", where:</text:p>
            <text:p text:style-name="P8">0 – allow connections</text:p>
            <text:p text:style-name="P8">1 – deny connections</text:p>
            <text:p text:style-name="P8">2 – set query action<text:change-end text:change-id="ct273252736"/><text:change-start text:change-id="ct272652240"/></text:p>
            <text:p text:style-name="P37"><text:change-end text:change-id="ct272652240"/><text:change-start text:change-id="ct272205424"/>Multiple r<text:change-end text:change-id="ct272205424"/><text:change-start text:change-id="ct272116848"/>ules should be separated with commas.<text:change-end text:change-id="ct272116848"/><text:change-start text:change-id="ct282522496"/></text:p>
            <text:p text:style-name="P37"><text:change-end text:change-id="ct282522496"/><text:change-start text:change-id="ct272097192"/></text:p>
            <text:p text:style-name="P8">For example: <text:change-end text:change-id="ct272097192"/><text:change-start text:change-id="ct232079456"/></text:p>
            <text:p text:style-name="P37"><text:change-end text:change-id="ct232079456"/><text:change-start text:change-id="ct273253032"/>"0.0.0.0-255.255.255.255:2" – set the query action for all incoming connections.</text:p>
            <text:p text:style-name="P8">Default value: ""<text:change-end text:change-id="ct273253032"/></text:p>
          </table:table-cell>
          <table:table-cell table:style-name="Таблица2.C2" office:value-type="string">
            <text:p text:style-name="P36"><text:change-start text:change-id="ct232079656"/>Access Control/Rules<text:change-end text:change-id="ct232079656"/></text:p>
          </table:table-cell>
        </table:table-row>
        <table:table-row table:style-name="Таблица2.1">
          <table:table-cell table:style-name="Таблица2.A2" office:value-type="string">
            <text:p text:style-name="P26"><text:change-start text:change-id="ct232079856"/>SET_LOCALINPUTPRIORITY</text:p>
            <text:p text:style-name="P26">VALUE_OF_LOCALINPUTPRIORITY<text:change-end text:change-id="ct232079856"/></text:p>
          </table:table-cell>
          <table:table-cell table:style-name="Таблица2.A2" office:value-type="string">
            <text:p text:style-name="P8"><text:change-start text:change-id="ct272150840"/>0 – allow remote input on local activity</text:p>
            <text:p text:style-name="P8">1 – block remote input on local activity </text:p>
            <text:p text:style-name="P8">Default value: 0<text:change-end text:change-id="ct272150840"/></text:p>
          </table:table-cell>
          <table:table-cell table:style-name="Таблица2.C2" office:value-type="string">
            <text:p text:style-name="P36"><text:change-start text:change-id="ct273253232"/>Server/Input Handling<text:change-end text:change-id="ct273253232"/></text:p>
          </table:table-cell>
        </table:table-row>
        <table:table-row table:style-name="Таблица2.1">
          <table:table-cell table:style-name="Таблица2.A2" office:value-type="string">
            <text:p text:style-name="P26"><text:change-start text:change-id="ct273253432"/>SET_LOCALINPUTPRIORITYTIMEOUT</text:p>
            <text:p text:style-name="P26">VALUE_OF_LOCALINPUTPRIORITYTIMEOUT<text:change-end text:change-id="ct273253432"/></text:p>
          </table:table-cell>
          <table:table-cell table:style-name="Таблица2.A2" office:value-type="string">
            <text:p text:style-name="P7"><text:change-start text:change-id="ct273253632"/>Allows to change inactivity time (in seconds) belonged with the option "Block remote input on local activity"</text:p>
            <text:p text:style-name="P27">Type: DWORD</text:p>
            <text:p text:style-name="P27">Default value: 3<text:change-end text:change-id="ct273253632"/></text:p>
          </table:table-cell>
          <table:table-cell table:style-name="Таблица2.C2" office:value-type="string">
            <text:p text:style-name="P8"><text:change-start text:change-id="ct272116648"/>Server/Input Handling<text:change-end text:change-id="ct272116648"/></text:p>
          </table:table-cell>
        </table:table-row>
        <table:table-row table:style-name="Таблица2.1">
          <table:table-cell table:style-name="Таблица2.A2" office:value-type="string">
            <text:p text:style-name="P26"><text:change-start text:change-id="ct272649840"/>SET_LOGLEVEL</text:p>
            <text:p text:style-name="P26">VALUE_OF_LOGLEVEL<text:change-end text:change-id="ct272649840"/></text:p>
          </table:table-cell>
          <table:table-cell table:style-name="Таблица2.A2" office:value-type="string">
            <text:p text:style-name="P7"><text:change-start text:change-id="ct272650040"/>Log verbosity level</text:p>
            <text:p text:style-name="P27">Value range: 0-9 (0 – disable logging)</text:p>
            <text:p text:style-name="P27">Default value: 0<text:change-end text:change-id="ct272650040"/></text:p>
          </table:table-cell>
          <table:table-cell table:style-name="Таблица2.C2" office:value-type="string">
            <text:p text:style-name="P8"><text:change-start text:change-id="ct272650240"/>Administration/Logging<text:change-end text:change-id="ct272650240"/></text:p>
          </table:table-cell>
        </table:table-row>
        <table:table-row table:style-name="Таблица2.1">
          <table:table-cell table:style-name="Таблица2.A2" office:value-type="string">
            <text:p text:style-name="P26"><text:change-start text:change-id="ct272650440"/>SET_LOOPBACKONLY</text:p>
            <text:p text:style-name="P26">VALUE_OF_LOOPBACKONLY<text:change-end text:change-id="ct272650440"/></text:p>
          </table:table-cell>
          <table:table-cell table:style-name="Таблица2.A2" office:value-type="string">
            <text:p text:style-name="P8"><text:change-start text:change-id="ct272650640"/>0 – allow </text:p>
            <text:p text:style-name="P8">1 – allow only loopback connections </text:p>
            <text:p text:style-name="P8">Default value: 0<text:change-end text:change-id="ct272650640"/></text:p>
          </table:table-cell>
          <table:table-cell table:style-name="Таблица2.C2" office:value-type="string">
            <text:p text:style-name="P36"><text:change-start text:change-id="ct272650840"/>Access Control/Loopback Connections<text:change-end text:change-id="ct272650840"/></text:p>
          </table:table-cell>
        </table:table-row>
        <table:table-row table:style-name="Таблица2.1">
          <table:table-cell table:style-name="Таблица2.A2" office:value-type="string">
            <text:p text:style-name="P26"><text:change-start text:change-id="ct272651040"/>SET_NEVERSHARED</text:p>
            <text:p text:style-name="P26">VALUE_OF_NEVERSHARED<text:change-end text:change-id="ct272651040"/></text:p>
          </table:table-cell>
          <table:table-cell table:style-name="Таблица2.A2" office:value-type="string">
            <text:p text:style-name="P28"><text:change-start text:change-id="ct272651240"/>Defines server behaviors on a new connection</text:p>
            <text:p text:style-name="P35">0 – allow shared connections</text:p>
            <text:p text:style-name="P35">1 – never treat new connection as shared</text:p>
            <text:p text:style-name="P35">Default value: 0</text:p>
            <text:p text:style-name="P35"/>
            <text:p text:style-name="P35">If both ALWAYSHARED and NEVERSHARED are false then the type of connection is determined by the client's setting</text:p>
            <text:p text:style-name="P35"/>
            <text:p text:style-name="P28"><text:span text:style-name="T5">Note</text:span>: this option is described further in this section "Properties, Part 3: Server behavior on new connections"<text:change-end text:change-id="ct272651240"/></text:p>
          </table:table-cell>
          <table:table-cell table:style-name="Таблица2.C2" office:value-type="string">
            <text:p text:style-name="P8"><text:change-start text:change-id="ct272651440"/>Administration/Session Sharing<text:change-end text:change-id="ct272651440"/></text:p>
          </table:table-cell>
        </table:table-row>
        <table:table-row table:style-name="Таблица2.1">
          <table:table-cell table:style-name="Таблица2.A2" office:value-type="string">
            <text:p text:style-name="P26"><text:change-start text:change-id="ct272651640"/>SET_POLLINGINTERVAL</text:p>
            <text:p text:style-name="P26">VALUE_OF_POLLINGINTERVAL<text:change-end text:change-id="ct272651640"/></text:p>
          </table:table-cell>
          <table:table-cell table:style-name="Таблица2.A2" office:value-type="string">
            <text:p text:style-name="P8"><text:change-start text:change-id="ct272651840"/>Screen polling cycle time (in milliseconds)</text:p>
            <text:p text:style-name="P8">Type: DWORD</text:p>
            <text:p text:style-name="P8">Default value: 1000<text:change-end text:change-id="ct272651840"/></text:p>
          </table:table-cell>
          <table:table-cell table:style-name="Таблица2.C2" office:value-type="string">
            <text:p text:style-name="P8"><text:change-start text:change-id="ct272652040"/>Server/Update Handling<text:change-end text:change-id="ct272652040"/></text:p>
          </table:table-cell>
        </table:table-row>
        <table:table-row table:style-name="Таблица2.1">
          <table:table-cell table:style-name="Таблица2.A2" office:value-type="string">
            <text:p text:style-name="P26"><text:change-start text:change-id="ct272652344"/>SET_QUERYACCEPTONTIMEOUT</text:p>
            <text:p text:style-name="P26">VALUE_OF_QUERYACCEPTONTIMEOUT<text:change-end text:change-id="ct272652344"/></text:p>
          </table:table-cell>
          <table:table-cell table:style-name="Таблица2.A2" office:value-type="string">
            <text:p text:style-name="P8"><text:change-start text:change-id="ct282130368"/>The setting is effective only for IP-addresses with access rule action "Query local user":</text:p>
            <text:p text:style-name="P8">0 – <text:change-end text:change-id="ct282130368"/><text:change-start text:change-id="ct282130472"/>reject connection on timeout<text:change-end text:change-id="ct282130472"/><text:change text:change-id="ct272266480"/><text:change-start text:change-id="ct272266648"/></text:p>
            <text:p text:style-name="P8">1 – <text:change-end text:change-id="ct272266648"/><text:change text:change-id="ct272266816"/><text:change-start text:change-id="ct282132720"/>accept connection on timeout<text:change-end text:change-id="ct282132720"/><text:change-start text:change-id="ct282132984"/></text:p>
            <text:p text:style-name="P8">Default value: <text:change-end text:change-id="ct282132984"/><text:change text:change-id="ct282133248"/><text:change-start text:change-id="ct282133448"/>0<text:change-end text:change-id="ct282133448"/></text:p>
          </table:table-cell>
          <table:table-cell table:style-name="Таблица2.C2" office:value-type="string">
            <text:p text:style-name="P8"><text:change-start text:change-id="ct282133712"/>Access Control/Query Settings<text:change-end text:change-id="ct282133712"/></text:p>
          </table:table-cell>
        </table:table-row>
        <table:table-row table:style-name="Таблица2.1">
          <table:table-cell table:style-name="Таблица2.A2" office:value-type="string">
            <text:p text:style-name="P26"><text:change-start text:change-id="ct282133976"/>SET_QUERYTIMEOUT</text:p>
            <text:p text:style-name="P26">VALUE_OF_QUERYTIMEOUT<text:change-end text:change-id="ct282133976"/></text:p>
          </table:table-cell>
          <table:table-cell table:style-name="Таблица2.A2" office:value-type="string">
            <text:p text:style-name="P8"><text:change-start text:change-id="ct282134288"/>Query timeout (in seconds)</text:p>
            <text:p text:style-name="P8">Type: DWORD</text:p>
            <text:p text:style-name="P8">Default value: 30<text:change-end text:change-id="ct282134288"/></text:p>
          </table:table-cell>
          <table:table-cell table:style-name="Таблица2.C2" office:value-type="string">
            <text:p text:style-name="P8"><text:change-start text:change-id="ct282134512"/>Access Control/Query Settings<text:change-end text:change-id="ct282134512"/></text:p>
          </table:table-cell>
        </table:table-row>
        <table:table-row table:style-name="Таблица2.1">
          <table:table-cell table:style-name="Таблица2.A2" office:value-type="string">
            <text:p text:style-name="P26"><text:change-start text:change-id="ct282134800"/>SET_REMOVEWALLPAPER</text:p>
            <text:p text:style-name="P26">VALUE_OF_REMOVEWALLPAPER<text:change-end text:change-id="ct282134800"/></text:p>
          </table:table-cell>
          <table:table-cell table:style-name="Таблица2.A2" office:value-type="string">
            <text:p text:style-name="P8"><text:change-start text:change-id="ct283963240"/>0 – show wallpaper</text:p>
            <text:p text:style-name="P8">1 – hide desktop wallpaper</text:p>
            <text:p text:style-name="P8">Default value: 1<text:change-end text:change-id="ct283963240"/></text:p>
          </table:table-cell>
          <table:table-cell table:style-name="Таблица2.C2" office:value-type="string">
            <text:p text:style-name="P8"><text:change-start text:change-id="ct285559400"/>Server/Miscellaneous<text:change-end text:change-id="ct285559400"/></text:p>
          </table:table-cell>
        </table:table-row>
        <table:table-row table:style-name="Таблица2.1">
          <table:table-cell table:style-name="Таблица2.A2" office:value-type="string">
            <text:p text:style-name="P26"><text:change-start text:change-id="ct285910424"/>SET_RFBPORT</text:p>
            <text:p text:style-name="P26">VALUE_OF_RFBPORT<text:change-end text:change-id="ct285910424"/></text:p>
          </table:table-cell>
          <table:table-cell table:style-name="Таблица2.A2" office:value-type="string">
            <text:p text:style-name="P8"><text:change-start text:change-id="ct285678944"/>Main server port</text:p>
            <text:p text:style-name="P8">Type: DWORD</text:p>
            <text:p text:style-name="P8">Default value: 5900<text:change-end text:change-id="ct285678944"/></text:p>
          </table:table-cell>
          <table:table-cell table:style-name="Таблица2.C2" office:value-type="string">
            <text:p text:style-name="P8"><text:change-start text:change-id="ct284599880"/>Server/Incoming Viewer Connections<text:change-end text:change-id="ct284599880"/></text:p>
          </table:table-cell>
        </table:table-row>
        <table:table-row table:style-name="Таблица2.1">
          <table:table-cell table:style-name="Таблица2.A2" office:value-type="string">
            <text:p text:style-name="P26"><text:change-start text:change-id="ct285964216"/>SET_RUNCONTROLINTERFACE</text:p>
            <text:p text:style-name="P26">VALUE_OF_RUNCONTROLINTERFACE<text:change-end text:change-id="ct285964216"/></text:p>
          </table:table-cell>
          <table:table-cell table:style-name="Таблица2.A2" office:value-type="string">
            <text:p text:style-name="P8"><text:change-start text:change-id="ct283991704"/>0 – do not show service icon in the notification area</text:p>
            <text:p text:style-name="P8">1 – show service icon in the notification area</text:p>
            <text:p text:style-name="P8">Default value: 1<text:change-end text:change-id="ct283991704"/></text:p>
          </table:table-cell>
          <table:table-cell table:style-name="Таблица2.C2" office:value-type="string">
            <text:p text:style-name="P8"><text:change-start text:change-id="ct286029072"/>Server/Miscellaneous<text:change-end text:change-id="ct286029072"/></text:p>
          </table:table-cell>
        </table:table-row>
        <text:soft-page-break/>
        <table:table-row table:style-name="Таблица2.1">
          <table:table-cell table:style-name="Таблица2.A2" office:value-type="string">
            <text:p text:style-name="P26"><text:change-start text:change-id="ct285966920"/>SET_SAVELOGTOALLUSERSPATH</text:p>
            <text:p text:style-name="P26">VALUE_OF_SAVELOGTOALLUSERSPATH<text:change-end text:change-id="ct285966920"/></text:p>
          </table:table-cell>
          <table:table-cell table:style-name="Таблица2.A2" office:value-type="string">
            <text:p text:style-name="P7"><text:change-start text:change-id="ct281766920"/>0 – make log file private for each user</text:p>
            <text:p text:style-name="P7">1 – make log file available to all users</text:p>
            <text:p text:style-name="P27">Default value: 0<text:change-end text:change-id="ct281766920"/></text:p>
          </table:table-cell>
          <table:table-cell table:style-name="Таблица2.C2" office:value-type="string">
            <text:p text:style-name="P36"><text:change-start text:change-id="ct281384760"/>Administration/Logging<text:change-end text:change-id="ct281384760"/></text:p>
          </table:table-cell>
        </table:table-row>
        <table:table-row table:style-name="Таблица2.1">
          <table:table-cell table:style-name="Таблица2.A2" office:value-type="string">
            <text:p text:style-name="P26"><text:change-start text:change-id="ct285424680"/>SET_USEMIRRORDRIVER </text:p>
            <text:p text:style-name="P26">VALUE_OF_USEMIRRORDRIVER <text:change-end text:change-id="ct285424680"/></text:p>
          </table:table-cell>
          <table:table-cell table:style-name="Таблица2.A2" office:value-type="string">
            <text:p text:style-name="P7"><text:change-start text:change-id="ct285527888"/>0 – do not use mirror driver</text:p>
            <text:p text:style-name="P7">1 – use mirror driver if available</text:p>
            <text:p text:style-name="P7">Default value: 1<text:change-end text:change-id="ct285527888"/></text:p>
          </table:table-cell>
          <table:table-cell table:style-name="Таблица2.C2" office:value-type="string">
            <text:p text:style-name="P36"><text:change-start text:change-id="ct284433392"/>Server/Update Handling<text:change-end text:change-id="ct284433392"/></text:p>
          </table:table-cell>
        </table:table-row>
      </table:table>
      <text:p text:style-name="Table_20__28_user_29_">Table <text:sequence text:ref-name="refTable5" text:name="Table" text:formula="ooow:Table+1" style:num-format="1">2</text:sequence>: Server configuration options<text:change text:change-id="ct281745536"/><text:change text:change-id="ct283706488"/></text:p>
      <text:h text:style-name="P68" text:outline-level="2">Properties, Part 3: Server Behavior on New Connections</text:h>
      <text:p text:style-name="P20">Server behavior and connection types are controlled by ALWAYSHARED, NEVERSHARED and DISCONNECTCLIENTS options and their combinations. The meaningful combinations are shown in the following table.</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40">ALWA<text:change-start text:change-id="ct284167080"/>Y<text:change-end text:change-id="ct284167080"/>S<text:change-start text:change-id="ct284258640"/>S<text:change-end text:change-id="ct284258640"/>HARED</text:p>
          </table:table-cell>
          <table:table-cell table:style-name="Таблица1.A1" office:value-type="string">
            <text:p text:style-name="P40">NEVERSHARED</text:p>
          </table:table-cell>
          <table:table-cell table:style-name="Таблица1.A1" office:value-type="string">
            <text:p text:style-name="P40">DISCONNECTCLIENTS</text:p>
          </table:table-cell>
          <table:table-cell table:style-name="Таблица1.D1" office:value-type="string">
            <text:p text:style-name="P40">Description</text:p>
          </table:table-cell>
        </table:table-row>
        <table:table-row>
          <table:table-cell table:style-name="Таблица1.A2" office:value-type="string">
            <text:p text:style-name="P38">0</text:p>
          </table:table-cell>
          <table:table-cell table:style-name="Таблица1.A2" office:value-type="string">
            <text:p text:style-name="P38">0</text:p>
          </table:table-cell>
          <table:table-cell table:style-name="Таблица1.A2" office:value-type="string">
            <text:p text:style-name="P38">0</text:p>
          </table:table-cell>
          <table:table-cell table:style-name="Таблица1.D2" office:value-type="string">
            <text:p text:style-name="P38">Block new non-shared connection if someone is already connected</text:p>
          </table:table-cell>
        </table:table-row>
        <table:table-row>
          <table:table-cell table:style-name="Таблица1.A2" office:value-type="string">
            <text:p text:style-name="P38">0</text:p>
          </table:table-cell>
          <table:table-cell table:style-name="Таблица1.A2" office:value-type="string">
            <text:p text:style-name="P38">0</text:p>
          </table:table-cell>
          <table:table-cell table:style-name="Таблица1.A2" office:value-type="string">
            <text:p text:style-name="P38">1</text:p>
          </table:table-cell>
          <table:table-cell table:style-name="Таблица1.D2" office:value-type="string">
            <text:p text:style-name="P38">Disconnect existing clients on new non-shared connection</text:p>
          </table:table-cell>
        </table:table-row>
        <table:table-row>
          <table:table-cell table:style-name="Таблица1.A2" office:value-type="string">
            <text:p text:style-name="P38">0</text:p>
          </table:table-cell>
          <table:table-cell table:style-name="Таблица1.A2" office:value-type="string">
            <text:p text:style-name="P38">1</text:p>
          </table:table-cell>
          <table:table-cell table:style-name="Таблица1.A2" office:value-type="string">
            <text:p text:style-name="P38">0</text:p>
          </table:table-cell>
          <table:table-cell table:style-name="Таблица1.D2" office:value-type="string">
            <text:p text:style-name="P38">Never treat connections as shared, disable new clients if there is one already</text:p>
          </table:table-cell>
        </table:table-row>
        <table:table-row>
          <table:table-cell table:style-name="Таблица1.A2" office:value-type="string">
            <text:p text:style-name="P38">0</text:p>
          </table:table-cell>
          <table:table-cell table:style-name="Таблица1.A2" office:value-type="string">
            <text:p text:style-name="P38">1</text:p>
          </table:table-cell>
          <table:table-cell table:style-name="Таблица1.A2" office:value-type="string">
            <text:p text:style-name="P38">1</text:p>
          </table:table-cell>
          <table:table-cell table:style-name="Таблица1.D2" office:value-type="string">
            <text:p text:style-name="P38">Never treat connections as shared, disconnect existing client on new connections</text:p>
          </table:table-cell>
        </table:table-row>
        <table:table-row>
          <table:table-cell table:style-name="Таблица1.A2" office:value-type="string">
            <text:p text:style-name="P38">1</text:p>
          </table:table-cell>
          <table:table-cell table:style-name="Таблица1.A2" office:value-type="string">
            <text:p text:style-name="P38">0</text:p>
          </table:table-cell>
          <table:table-cell table:style-name="Таблица1.A2" office:value-type="string">
            <text:p text:style-name="P38">0, 1 (not significant)</text:p>
          </table:table-cell>
          <table:table-cell table:style-name="Таблица1.D2" office:value-type="string">
            <text:p text:style-name="P38">Always treat connection as shared, add new clients and keep old connections</text:p>
          </table:table-cell>
        </table:table-row>
      </table:table>
      <text:p text:style-name="Table_20__28_user_29_">Table <text:sequence text:ref-name="refTable6" text:name="Table" text:formula="ooow:Table+1" style:num-format="1">3</text:sequence>: Server session sharing options<text:change text:change-id="ct231096704"/></text:p>
      <text:p text:style-name="P20">In the first two examples the resulting connection type is determined by the client setting (the check box "Request shared session" in the "Connection options" window). In the remaining cases that client setting is ignored.</text:p>
      <text:h text:style-name="Heading_20_2" text:outline-level="2">Properties, Part 4: Password Protection (Service Mode)</text:h>
      <text:p text:style-name="Text_20_body">The server settings in the table 2 work in any installation mode, but there are some server options concerned with password settings which are effective only during silent installation.</text:p>
      <text:p text:style-name="Text_20_body">To protect your TightVNC <text:change text:change-id="ct282190904"/><text:change-start text:change-id="ct285049088"/>S<text:change-end text:change-id="ct285049088"/>erver, you can set passwords for control interface and VNC client authentication. Settings responsible for enabling authentication are <text:span text:style-name="T7">USECONTROLAUTHENTICATION</text:span> and <text:span text:style-name="T7">USEVNCAUTHENTICATION</text:span>. </text:p>
      <text:p text:style-name="Text_20_body"><text:span text:style-name="T7">If USECONTROLAUTHENTICATION</text:span><text:span text:style-name="T12"> </text:span><text:span text:style-name="T7">option is set to 1, the server will require the authentication for most</text:span> of control operations. The <text:span text:style-name="T7">USEVNCAUTHENTICATION</text:span><text:span text:style-name="T12"> </text:span><text:span text:style-name="T7">option </text:span>is responsible for requiring VNC authentication of incoming connections, which can have view-only or full-control access type. You can set passwords for both of them.</text:p>
      <text:p text:style-name="Text_20_body">To add a password, first you need to set "use corresponding authentication" property to 1 and then add necessary passwords. All available password options are presented in the table 4. Do not forget to use <text:span text:style-name="T7">SET_</text:span>/<text:span text:style-name="T7">VALUE_OF_</text:span> pair.</text:p>
      <table:table table:name="Таблица3" table:style-name="Таблица3">
        <table:table-column table:style-name="Таблица3.A"/>
        <table:table-column table:style-name="Таблица3.B"/>
        <table:table-column table:style-name="Таблица3.C"/>
        <table:table-header-rows>
          <table:table-row table:style-name="Таблица3.1">
            <table:table-cell table:style-name="Таблица3.A1" office:value-type="string">
              <text:p text:style-name="P10"><text:change-start text:change-id="ct285047440"/>MSI Property Names<text:change-end text:change-id="ct285047440"/><text:change text:change-id="ct284142544"/></text:p>
            </table:table-cell>
            <table:table-cell table:style-name="Таблица3.A1" office:value-type="string">
              <text:p text:style-name="P11"><text:change-start text:change-id="ct282874464"/>Option Value (for VALUE_* Properties)<text:change-end text:change-id="ct282874464"/><text:change text:change-id="ct284000400"/></text:p>
            </table:table-cell>
            <table:table-cell table:style-name="Таблица3.C1" office:value-type="string">
              <text:p text:style-name="P11">Configuration <text:change text:change-id="ct284491200"/><text:change-start text:change-id="ct284626224"/>Window<text:change-end text:change-id="ct284626224"/></text:p>
            </table:table-cell>
          </table:table-row>
        </table:table-header-rows>
        <table:table-row table:style-name="Таблица3.1">
          <table:table-cell table:style-name="Таблица3.A2" office:value-type="string">
            <text:p text:style-name="P32"><text:change-start text:change-id="ct284577920"/>SET_<text:change-end text:change-id="ct284577920"/>USECONTROLAUTHENTICATION<text:change-start text:change-id="ct284169008"/></text:p>
            <text:p text:style-name="P32">VALUE_OF_USECONTROLAUTHENTICATION<text:change-end text:change-id="ct284169008"/></text:p>
          </table:table-cell>
          <table:table-cell table:style-name="Таблица3.A2" office:value-type="string">
            <text:p text:style-name="P37">0 – do not protect control operations with an administrative password</text:p>
            <text:p text:style-name="P37">1 – protect control operations with an administrative password</text:p>
            <text:p text:style-name="P37">Default value: 0</text:p>
          </table:table-cell>
          <table:table-cell table:style-name="Таблица3.C2" office:value-type="string">
            <text:p text:style-name="P21">Administration/Control Interface</text:p>
          </table:table-cell>
        </table:table-row>
        <table:table-row table:style-name="Таблица3.1">
          <table:table-cell table:style-name="Таблица3.A2" office:value-type="string">
            <text:p text:style-name="P32"><text:change-start text:change-id="ct284416528"/>SET_<text:change-end text:change-id="ct284416528"/>USEVNCAUTHENTICATION<text:change-start text:change-id="ct284432992"/></text:p>
            <text:p text:style-name="P32">VALUE_OF_USEVNCAUTHENTICATION<text:change-end text:change-id="ct284432992"/></text:p>
          </table:table-cell>
          <table:table-cell table:style-name="Таблица3.A2" office:value-type="string">
            <text:p text:style-name="P33">0 – do not require VNC authentication on establishing connection </text:p>
            <text:p text:style-name="P31">1 – require VNC authentication on establishing connection</text:p>
            <text:p text:style-name="P31">Default value: 1</text:p>
          </table:table-cell>
          <table:table-cell table:style-name="Таблица3.C2" office:value-type="string">
            <text:p text:style-name="P21">Server/Incoming Viewer Connections</text:p>
          </table:table-cell>
        </table:table-row>
        <text:soft-page-break/>
        <table:table-row table:style-name="Таблица3.1">
          <table:table-cell table:style-name="Таблица3.A2" office:value-type="string">
            <text:p text:style-name="P32"><text:change-start text:change-id="ct283616552"/>SET_<text:change-end text:change-id="ct283616552"/>CONTROLPASSWORD<text:change-start text:change-id="ct284348320"/></text:p>
            <text:p text:style-name="P32">VALUE_OF_CONTROLPASSWORD<text:change-end text:change-id="ct284348320"/></text:p>
          </table:table-cell>
          <table:table-cell table:style-name="Таблица3.A2" office:value-type="string">
            <text:p text:style-name="P33">Password required to run the server control interface</text:p>
            <text:p text:style-name="P31">Type: string</text:p>
            <text:p text:style-name="P33">Default value: ""</text:p>
            <text:p text:style-name="P33">Requires <text:span text:style-name="T7">USECONTROLAUTHENTICATION</text:span> to be set to 1</text:p>
          </table:table-cell>
          <table:table-cell table:style-name="Таблица3.C2" office:value-type="string">
            <text:p text:style-name="P33">[Administration/Control Interface]Password</text:p>
          </table:table-cell>
        </table:table-row>
        <table:table-row table:style-name="Таблица3.1">
          <table:table-cell table:style-name="Таблица3.A2" office:value-type="string">
            <text:p text:style-name="P32"><text:change-start text:change-id="ct284303784"/>SET_<text:change-end text:change-id="ct284303784"/>PASSWORD<text:change-start text:change-id="ct284233848"/></text:p>
            <text:p text:style-name="P32">VALUE_OF_PASSWORD<text:change-end text:change-id="ct284233848"/></text:p>
          </table:table-cell>
          <table:table-cell table:style-name="Таблица3.A2" office:value-type="string">
            <text:p text:style-name="P33">Password used as primary for incoming connections</text:p>
            <text:p text:style-name="P31">Type: string</text:p>
            <text:p text:style-name="P31">Default value: ""</text:p>
            <text:p text:style-name="P31">Requires <text:span text:style-name="T7">USEVNCAUTHENTICATION</text:span> to be set to 1</text:p>
          </table:table-cell>
          <table:table-cell table:style-name="Таблица3.C2" office:value-type="string">
            <text:p text:style-name="P33">[Server/Incoming Viewer Connections]Primary password</text:p>
          </table:table-cell>
        </table:table-row>
        <table:table-row table:style-name="Таблица3.1">
          <table:table-cell table:style-name="Таблица3.A2" office:value-type="string">
            <text:p text:style-name="P32"><text:change-start text:change-id="ct284136824"/>SET_<text:change-end text:change-id="ct284136824"/>VIEWONLYPASSWORD<text:change-start text:change-id="ct106585680"/></text:p>
            <text:p text:style-name="P32">VALUE_OF_VIEWONLYPASSWORD<text:change-end text:change-id="ct106585680"/></text:p>
          </table:table-cell>
          <table:table-cell table:style-name="Таблица3.A2" office:value-type="string">
            <text:p text:style-name="P33">Password used as "view-only" for incoming connections</text:p>
            <text:p text:style-name="P31">Type: string</text:p>
            <text:p text:style-name="P33">Default value: ""</text:p>
            <text:p text:style-name="P33">Requires <text:span text:style-name="T7">USEVNCAUTHENTICATION</text:span> to be set to 1</text:p>
          </table:table-cell>
          <table:table-cell table:style-name="Таблица3.C2" office:value-type="string">
            <text:p text:style-name="P33">[Server/Incoming Viewer Connection]View-only password</text:p>
          </table:table-cell>
        </table:table-row>
      </table:table>
      <text:p text:style-name="Table_20__28_user_29_">Table <text:sequence text:ref-name="refTable7" text:name="Table" text:formula="ooow:Table+1" style:num-format="1">4</text:sequence>: Password protection options<text:change text:change-id="ct273242400"/></text:p>
      <text:p text:style-name="Text_20_body">The specific examples of setting passwords are considered in the next section.</text:p>
      <text:h text:style-name="P67" text:outline-level="2">Sample Command Line to Preset All Passwords</text:h>
      <text:p text:style-name="P1">Here we explore specific examples of setting passwords with MSI properties.</text:p>
      <text:p text:style-name="Text_20_body">To set a main password for VNC authentication, you should use following commands: <text:s/></text:p>
      <text:list xml:id="list37409271" text:continue-list="list37411062" text:style-name="L2">
        <text:list-item text:start-value="1">
          <text:p text:style-name="P12">SET_USEVNCAUTHENTICATION=1<text:change-start text:change-id="ct282430896"/><text:line-break/><text:change-end text:change-id="ct282430896"/><text:change text:change-id="ct283988304"/>VALUE_OF_USEVNCAUTHENTICATION=1<text:change-start text:change-id="ct281648776"/><text:line-break/><text:change-end text:change-id="ct281648776"/><text:change text:change-id="ct282016472"/>SET_PASSWORD=1<text:change text:change-id="ct283873400"/><text:change-start text:change-id="ct282434360"/><text:line-break/><text:change-end text:change-id="ct282434360"/><text:change text:change-id="ct236218048"/>VALUE_OF_PASSWORD=<text:span text:style-name="T5">PASS</text:span></text:p>
        </text:list-item>
      </text:list>
      <text:p text:style-name="Text_20_body">Also, you can set view-only password:<text:change-start text:change-id="ct107143128"/></text:p>
      <text:list xml:id="list37395627" text:continue-list="list37395174" text:style-name="L3">
        <text:list-item text:start-value="1">
          <text:p text:style-name="P13"><text:change-end text:change-id="ct107143128"/><text:change text:change-id="ct282664112"/>SET_VIEWONLYPASSWORD=1<text:change-start text:change-id="ct272463648"/><text:line-break/><text:change-end text:change-id="ct272463648"/><text:change text:change-id="ct282160264"/>VALUE_OF_VIEWONLYPASSWORD=<text:span text:style-name="T5">VIEWPASS</text:span></text:p>
        </text:list-item>
      </text:list>
      <text:p text:style-name="Text_20_body">And if you would like to configure the administrative password (protect the user interface of the TightVNC Server), set the following values as well:<text:change-start text:change-id="ct230882552"/></text:p>
      <text:list xml:id="list37419454" text:continue-list="list37417108" text:style-name="L4">
        <text:list-item text:start-value="1">
          <text:p text:style-name="P14"><text:change-end text:change-id="ct230882552"/><text:change text:change-id="ct282532688"/><text:span text:style-name="T13">SET_USECONTROLAUTHENTICATION=1</text:span><text:change-start text:change-id="ct281415640"/><text:span text:style-name="T13"><text:line-break/></text:span><text:change-end text:change-id="ct281415640"/><text:change text:change-id="ct281760768"/>VALUE_OF_USECONTROLAUTHENTICATION=1<text:change-start text:change-id="ct281351360"/><text:span text:style-name="T13"><text:line-break/></text:span><text:change-end text:change-id="ct281351360"/><text:change text:change-id="ct281350960"/><text:span text:style-name="T13">SET_CONTROLPASSWORD=1</text:span><text:change-start text:change-id="ct282449240"/><text:span text:style-name="T13"><text:line-break/></text:span><text:change-end text:change-id="ct282449240"/><text:change text:change-id="ct282580528"/><text:span text:style-name="T13">VALUE_OF_CONTROLPASSWORD=</text:span><text:span text:style-name="T14">ADMNPASS</text:span><text:change text:change-id="ct282048792"/></text:p>
        </text:list-item>
      </text:list>
      <text:p text:style-name="Text_20_body">Finally, lets set all the passwords in one command line:</text:p>
      <text:list xml:id="list37386806" text:continue-list="list37397592" text:style-name="L5">
        <text:list-item text:start-value="1">
          <text:p text:style-name="P16"><text:span text:style-name="T13">msiexec.exe /i tightvnc-2.5.2-setup-64bit.msi /quiet /norestart<text:line-break/><text:tab/>SET_USEVNCAUTHENTICATION=1<text:line-break/><text:tab/>VALUE_OF_USEVNCAUTHENTICATION=1<text:line-break/><text:tab/>SET_PASSWORD=1<text:line-break/><text:tab/>VALUE_OF_PASSWORD=</text:span><text:span text:style-name="T14">mainpass</text:span><text:change-start text:change-id="ct282461584"/><text:span text:style-name="T14"><text:line-break/></text:span><text:change-end text:change-id="ct282461584"/><text:change text:change-id="ct282461784"/><text:span text:style-name="T13"><text:tab/>SET_VIEWONLYPASSWORD=1</text:span><text:change text:change-id="ct283736920"/><text:change-start text:change-id="ct282878968"/><text:span text:style-name="T13"><text:line-break/><text:tab/></text:span><text:change-end text:change-id="ct282878968"/><text:span text:style-name="T13">VALUE_OF_VIEWONLYPASSWORD=</text:span><text:span text:style-name="T14">v</text:span><text:change text:change-id="ct231111792"/><text:change-start text:change-id="ct282444888"/><text:span text:style-name="T14">iew</text:span><text:change-end text:change-id="ct282444888"/><text:span text:style-name="T14">pass</text:span><text:change text:change-id="ct282181344"/><text:span text:style-name="T13"><text:line-break/><text:tab/>SET_USECONTROLAUTHENTICATION=1</text:span><text:change text:change-id="ct282669864"/><text:change-start text:change-id="ct281351760"/><text:span text:style-name="T13"><text:line-break/></text:span><text:change-end text:change-id="ct281351760"/><text:span text:style-name="T13"><text:tab/>VALUE_OF_USECONTROLAUTHENTICATION=1<text:line-break/><text:tab/>SET_CONTROLPASSWORD=1<text:line-break/><text:tab/>VALUE_OF_CONTROLPASSWORD=</text:span><text:span text:style-name="T14">admpas</text:span><text:change-start text:change-id="ct282644472"/><text:span text:style-name="T15">s</text:span><text:change-end text:change-id="ct282644472"/><text:change text:change-id="ct27246344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 svg:font-family="Arial"/>
    <style:font-face style:name="Mangal1" svg:font-family="Mangal"/>
    <style:font-face style:name="OpenSymbol" svg:font-family="OpenSymbol"/>
    <style:font-face style:name="StarSymbol1" svg:font-family="StarSymbol"/>
    <style:font-face style:name="Times New Roman3" svg:font-family="'Times New Roman'" style:font-adornments="Обычный" style:font-family-generic="roman"/>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2" svg:font-family="'Times New Roman'" style:font-family-generic="roman" style:font-pitch="variable"/>
    <style:font-face style:name="Times New Roman1"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2pt"/>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page-number="auto" fo:break-before="auto" fo:break-after="auto"/>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Table_20__28_user_29_" style:display-name="Table (user)" style:family="paragraph" style:parent-style-name="Caption">
      <style:text-properties style:font-name="Times New Roman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Командная_20_строка" style:display-name="Командная строка" style:family="paragraph" style:parent-style-name="Text_20_body" style:next-style-name="Text_20_body" style:class="text">
      <style:text-properties style:font-name="Courier New" fo:font-size="11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По умолчанию</dc:title>
    <meta:creation-date>2012-07-13T15:50:18</meta:creation-date>
    <dc:date>2012-10-19T17:26:57.17</dc:date>
    <meta:editing-cycles>179</meta:editing-cycles>
    <meta:editing-duration>P16DT23H3M16S</meta:editing-duration>
    <meta:document-statistic meta:table-count="4" meta:image-count="0" meta:object-count="0" meta:page-count="6" meta:paragraph-count="361" meta:word-count="2318" meta:character-count="16672"/>
    <meta:user-defined meta:name="Info 1"/>
    <meta:user-defined meta:name="Info 2"/>
    <meta:user-defined meta:name="Info 3"/>
    <meta:user-defined meta:name="Info 4"/>
    <meta:template xlink:type="simple" xlink:actuate="onRequest" xlink:title="По умолчанию" xlink:href="../../../../../../../../../AppData/Roaming/OpenOffice.org/3/user/template/По%20умолчанию1.ott" meta:date="2012-07-13T15:50:17"/>
  </office:meta>
</office:document-meta>
</file>